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media/image3.svg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839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2083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7">
      <style:drawing-page-properties draw:fill="solid" draw:fill-color="#262626" draw:opacity="100%" presentation:transition-type="automatic" presentation:transition-speed="slow" presentation:duration="PT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0">
      <style:graphic-properties fo:wrap-option="wrap" fo:padding-top="0.04375in" fo:padding-bottom="0.04375in" fo:padding-left="0.22686in" fo:padding-right="0.18311in" draw:textarea-vertical-align="middle" draw:textarea-horizontal-align="center" draw:fill="solid" draw:fill-color="#00aeef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6">
      <style:graphic-properties fo:wrap-option="wrap" fo:padding-top="0.04375in" fo:padding-bottom="0.04375in" fo:padding-left="0.0875in" fo:padding-right="0.10249in" draw:textarea-vertical-align="middle" draw:textarea-horizontal-align="center" draw:fill="solid" draw:fill-color="#00aeef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43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4">
      <style:graphic-properties fo:wrap-option="wrap" fo:padding-top="0.04375in" fo:padding-bottom="0.04375in" fo:padding-left="0.22686in" fo:padding-right="0.18311in" draw:textarea-vertical-align="middle" draw:textarea-horizontal-align="center" draw:fill="solid" draw:fill-color="#00aeef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.04375in" fo:padding-bottom="0.04375in" fo:padding-left="0.22686in" fo:padding-right="0.18311in" draw:textarea-vertical-align="middle" draw:textarea-horizontal-align="center" draw:fill="solid" draw:fill-color="#00aeef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2083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.04375in" fo:padding-bottom="0.04375in" fo:padding-left="0.22686in" fo:padding-right="0.18311in" draw:textarea-vertical-align="middle" draw:textarea-horizontal-align="center" draw:fill="solid" draw:fill-color="#00aeef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3">
      <style:graphic-properties/>
    </style:style>
    <style:style style:family="text" style:name="a9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2083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7">
      <style:drawing-page-properties draw:fill="solid" draw:fill-color="#ffffff" draw:opacity="100%" presentation:transition-type="automatic" presentation:transition-speed="slow" presentation:duration="PT5.000000S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904">
      <style:drawing-page-properties draw:fill="solid" draw:fill-color="#262626" draw:opacity="100%" presentation:transition-type="automatic" presentation:transition-speed="slow" presentation:duration="PT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2083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63" style:parent-style-name="Graphics">
      <style:graphic-properties draw:fill="none" draw:stroke="none"/>
    </style:style>
    <style:style style:family="text" style:name="a9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2083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4">
      <style:drawing-page-properties draw:fill="solid" draw:fill-color="#262626" draw:opacity="100%" presentation:transition-type="automatic" presentation:transition-speed="slow" presentation:duration="PT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2083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1">
      <style:drawing-page-properties draw:fill="solid" draw:fill-color="#262626" draw:opacity="100%" presentation:transition-type="automatic" presentation:transition-speed="slow" presentation:duration="PT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800080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800080"/>
    </style:style>
    <style:style style:family="text" style:name="a9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draw:fill="none" draw:stroke="none"/>
    </style:style>
    <style:style style:family="graphic" style:name="a9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4">
      <style:drawing-page-properties draw:fill="solid" draw:fill-color="#262626" draw:opacity="100%" presentation:transition-type="automatic" presentation:transition-speed="slow" presentation:duration="PT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9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2083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2083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4">
      <style:drawing-page-properties draw:fill="solid" draw:fill-color="#262626" draw:opacity="100%" presentation:transition-type="automatic" presentation:transition-speed="slow" presentation:duration="PT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4">
      <style:drawing-page-properties draw:fill="solid" draw:fill-color="#262626" draw:opacity="100%" presentation:transition-type="automatic" presentation:transition-speed="slow" presentation:duration="PT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9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2083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2083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4">
      <style:drawing-page-properties draw:fill="solid" draw:fill-color="#262626" draw:opacity="100%" presentation:transition-type="automatic" presentation:transition-speed="slow" presentation:duration="PT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4">
      <style:drawing-page-properties draw:fill="solid" draw:fill-color="#262626" draw:opacity="100%" presentation:transition-type="automatic" presentation:transition-speed="slow" presentation:duration="PT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99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2083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00">
      <style:graphic-properties fo:wrap-option="wrap" fo:padding-top="0.04375in" fo:padding-bottom="0.04375in" fo:padding-left="0.22686in" fo:padding-right="0.18311in" draw:textarea-vertical-align="middle" draw:textarea-horizontal-align="center" draw:fill="solid" draw:fill-color="#00aeef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9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2083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03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.04375in" fo:padding-bottom="0.04375in" fo:padding-left="0.22686in" fo:padding-right="0.18311in" draw:textarea-vertical-align="middle" draw:textarea-horizontal-align="center" draw:fill="solid" draw:fill-color="#00aeef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4375in" fo:padding-bottom="0.04375in" fo:padding-left="0.22686in" fo:padding-right="0.18311in" draw:textarea-vertical-align="middle" draw:textarea-horizontal-align="center" draw:fill="solid" draw:fill-color="#00aeef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4">
      <style:drawing-page-properties draw:fill="solid" draw:fill-color="#262626" draw:opacity="100%" presentation:transition-type="automatic" presentation:transition-speed="slow" presentation:duration="PT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.04375in" fo:padding-bottom="0.04375in" fo:padding-left="0.22686in" fo:padding-right="0.18311in" draw:textarea-vertical-align="middle" draw:textarea-horizontal-align="center" draw:fill="solid" draw:fill-color="#00aeef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59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2083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9">
      <style:drawing-page-properties draw:fill="solid" draw:fill-color="#ffffff" draw:opacity="100%" presentation:transition-type="automatic" presentation:transition-speed="slow" presentation:duration="PT5.000000S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16">
      <style:graphic-properties fo:wrap-option="wrap" fo:padding-top="0.04375in" fo:padding-bottom="0.04375in" fo:padding-left="0.22686in" fo:padding-right="0.18311in" draw:textarea-vertical-align="middle" draw:textarea-horizontal-align="center" draw:fill="solid" draw:fill-color="#00aeef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5417in" style:font-size-asian="0.85417in" style:font-size-complex="0.85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4">
      <style:drawing-page-properties draw:fill="solid" draw:fill-color="#262626" draw:opacity="100%" presentation:transition-type="automatic" presentation:transition-speed="slow" presentation:duration="PT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5417in" style:font-size-asian="0.85417in" style:font-size-complex="0.854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0">
      <style:graphic-properties fo:wrap-option="wrap" fo:padding-top="0.04375in" fo:padding-bottom="0.04375in" fo:padding-left="0.22686in" fo:padding-right="0.18311in" draw:textarea-vertical-align="middle" draw:textarea-horizontal-align="center" draw:fill="solid" draw:fill-color="#00aeef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2083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23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824">
      <style:graphic-properties fo:wrap-option="wrap" fo:padding-top="0.04375in" fo:padding-bottom="0.04375in" fo:padding-left="0.22686in" fo:padding-right="0.18311in" draw:textarea-vertical-align="middle" draw:textarea-horizontal-align="center" draw:fill="solid" draw:fill-color="#00aeef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.04375in" fo:padding-bottom="0.04375in" fo:padding-left="0.22686in" fo:padding-right="0.18311in" draw:textarea-vertical-align="middle" draw:textarea-horizontal-align="center" draw:fill="solid" draw:fill-color="#00aeef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4">
      <style:drawing-page-properties draw:fill="solid" draw:fill-color="#262626" draw:opacity="100%" presentation:transition-type="automatic" presentation:transition-speed="slow" presentation:duration="PT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2083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31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>
      <style:graphic-properties fo:wrap-option="wrap" fo:padding-top="0.04375in" fo:padding-bottom="0.04375in" fo:padding-left="0.22686in" fo:padding-right="0.18311in" draw:textarea-vertical-align="middle" draw:textarea-horizontal-align="center" draw:fill="solid" draw:fill-color="#00aeef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5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8">
      <style:drawing-page-properties draw:fill="solid" draw:fill-color="#262626" draw:opacity="100%" presentation:transition-type="automatic" presentation:transition-speed="slow" presentation:duration="PT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6">
      <style:graphic-properties fo:wrap-option="wrap" fo:padding-top="0.04375in" fo:padding-bottom="0.04375in" fo:padding-left="0.22686in" fo:padding-right="0.18311in" draw:textarea-vertical-align="middle" draw:textarea-horizontal-align="center" draw:fill="solid" draw:fill-color="#00aeef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769" draw:master-page-name="Master1-Layout1-title-Title-Slide" presentation:presentation-page-layout-name="Master1-PPL1" draw:id="Slide-256">
        <draw:frame draw:id="id71" presentation:style-name="a773" draw:name="Title 1" svg:x="0.69in" svg:y="1.42998in" svg:width="8.1in" svg:height="2.70661in" presentation:class="title" presentation:placeholder="false">
          <draw:text-box>
            <text:p text:style-name="a772" text:class-names="" text:cond-style-name=""><text:span text:style-name="a770" text:class-names="">Mein Projekt</text:span><text:span text:style-name="a771" text:class-names=""/></text:p>
          </draw:text-box>
          <svg:title/>
          <svg:desc/>
        </draw:frame>
        <draw:frame draw:id="id72" presentation:style-name="a780" draw:name="Subtitle 2" svg:x="0.705in" svg:y="4.27743in" svg:width="8.1in" svg:height="1.16007in" presentation:class="subtitle" presentation:placeholder="false">
          <draw:text-box>
            <text:p text:style-name="a775" text:class-names="" text:cond-style-name=""><text:span text:style-name="a774" text:class-names="">Effizientes E-Commerce: Erstellen, Erweitern und Realisieren einer Optimierten Produktverwaltung in WooCommerce mit Python, Excel und CSV</text:span></text:p>
            <text:p text:style-name="a779" text:class-names="" text:cond-style-name=""><text:span text:style-name="a776" text:class-names="">25.4 cm in width and 19.05 cm in height</text:span><text:span text:style-name="a777" text:class-names=""> </text:span><text:span text:style-name="a778" text:class-names=""/></text:p>
          </draw:text-box>
          <svg:title/>
          <svg:desc/>
        </draw:frame>
        <draw:custom-shape svg:x="-0.01075in" svg:y="7.26871in" svg:width="10in" svg:height="0.3937in" draw:id="id74" draw:style-name="a783" draw:name="Rectangle 5">
          <svg:title/>
          <svg:desc/>
          <text:p text:style-name="a782" text:class-names="" text:cond-style-name="" text:id="id73"><text:span text:style-name="a7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5" draw:style-name="a787" draw:name="Slide Number Placeholder 16" svg:x="7.0625in" svg:y="6.95139in" svg:width="2.25in" svg:height="0.39931in">
          <draw:text-box>
            <text:p text:style-name="a786" text:class-names="" text:cond-style-name=""><text:span text:style-name="a784" text:class-names=""><text:page-number style:num-format="1" text:fixed="false">1</text:page-number></text:span><text:span text:style-name="a785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22" presentation:preset-sub-type="8" presentation:preset-class="entrance" presentation:group-id="0" smil:begin="0.0s" smil:fill="hold">
                  <anim:set smil:targetElement="id74" smil:attributeName="visibility" smil:to="visible" smil:begin="0.0s" smil:dur="0.001s" smil:fill="hold"/>
                  <anim:transitionFilter smil:targetElement="id74" smil:type="slideWipe" smil:subtype="fromLeft" smil:dur="5.0s"/>
                </anim:par>
              </anim:par>
            </anim:par>
          </anim:seq>
        </anim:par>
      </draw:page>
      <draw:page draw:name="Slide2" draw:style-name="a788" draw:master-page-name="Master1-Layout2-obj-Title-and-Content" presentation:presentation-page-layout-name="Master1-PPL2" draw:id="Slide-257">
        <draw:frame draw:id="id76" presentation:style-name="a792" draw:name="Title 1" svg:x="0.6875in" svg:y="0.39931in" svg:width="8.625in" svg:height="1.44965in" presentation:class="title" presentation:placeholder="false">
          <draw:text-box>
            <text:p text:style-name="a791" text:class-names="" text:cond-style-name=""><text:span text:style-name="a789" text:class-names="">Gliederung</text:span><text:span text:style-name="a790" text:class-names=""/></text:p>
          </draw:text-box>
          <svg:title/>
          <svg:desc/>
        </draw:frame>
        <draw:g draw:name="Content Placeholder 6" draw:id="id92" draw:style-name="a853">
          <svg:title/>
          <svg:desc/>
          <draw:custom-shape svg:x="0.00348in" svg:y="6.90681in" svg:width="0.80619in" svg:height="0.32248in" draw:id="id77" draw:style-name="a796">
            <svg:title/>
            <svg:desc/>
            <text:p text:style-name="a795" text:class-names="" text:cond-style-name=""><text:span text:style-name="a793" text:class-names="">1</text:span><text:span text:style-name="a794" text:class-names=""/></text:p>
            <draw:enhanced-geometry xmlns:dr3d="urn:oasis:names:tc:opendocument:xmlns:dr3d:1.0" draw:type="non-primitive" svg:viewBox="0 0 737182 294873" draw:enhanced-path="M 0 0 L 589746 0 737182 147437 589746 294873 0 294873 0 0 Z N" draw:text-areas="?f20 ?f22 ?f21 ?f23" draw:glue-points="?f14 ?f15 ?f16 ?f15 ?f17 ?f18 ?f16 ?f19 ?f14 ?f19 ?f14 ?f15" draw:glue-point-leaving-directions="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37182"/>
              <draw:equation draw:name="f7" draw:formula="?f4 / 294873"/>
              <draw:equation draw:name="f8" draw:formula="0 * ?f5 / 737182"/>
              <draw:equation draw:name="f9" draw:formula="0 * ?f4 / 294873"/>
              <draw:equation draw:name="f10" draw:formula="589746 * ?f5 / 737182"/>
              <draw:equation draw:name="f11" draw:formula="737182 * ?f5 / 737182"/>
              <draw:equation draw:name="f12" draw:formula="147437 * ?f4 / 294873"/>
              <draw:equation draw:name="f13" draw:formula="294873 * ?f4 / 294873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6"/>
              <draw:equation draw:name="f18" draw:formula="?f12 / ?f7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0.64844in" svg:y="6.90681in" svg:width="0.80619in" svg:height="0.32248in" draw:id="id78" draw:style-name="a800">
            <svg:title/>
            <svg:desc/>
            <text:p text:style-name="a799" text:class-names="" text:cond-style-name=""><text:span text:style-name="a797" text:class-names="">2</text:span><text:span text:style-name="a798" text:class-names=""/></text:p>
            <draw:enhanced-geometry xmlns:dr3d="urn:oasis:names:tc:opendocument:xmlns:dr3d:1.0" draw:type="non-primitive" svg:viewBox="0 0 737182 294873" draw:enhanced-path="M 0 0 L 589746 0 737182 147437 589746 294873 0 294873 147437 147437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37182"/>
              <draw:equation draw:name="f7" draw:formula="?f4 / 294873"/>
              <draw:equation draw:name="f8" draw:formula="0 * ?f5 / 737182"/>
              <draw:equation draw:name="f9" draw:formula="0 * ?f4 / 294873"/>
              <draw:equation draw:name="f10" draw:formula="589746 * ?f5 / 737182"/>
              <draw:equation draw:name="f11" draw:formula="737182 * ?f5 / 737182"/>
              <draw:equation draw:name="f12" draw:formula="147437 * ?f4 / 294873"/>
              <draw:equation draw:name="f13" draw:formula="294873 * ?f4 / 294873"/>
              <draw:equation draw:name="f14" draw:formula="147437 * ?f5 / 737182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1.29339in" svg:y="6.90681in" svg:width="0.80619in" svg:height="0.32248in" draw:id="id79" draw:style-name="a804">
            <svg:title/>
            <svg:desc/>
            <text:p text:style-name="a803" text:class-names="" text:cond-style-name=""><text:span text:style-name="a801" text:class-names="">3</text:span><text:span text:style-name="a802" text:class-names=""/></text:p>
            <draw:enhanced-geometry xmlns:dr3d="urn:oasis:names:tc:opendocument:xmlns:dr3d:1.0" draw:type="non-primitive" svg:viewBox="0 0 737182 294873" draw:enhanced-path="M 0 0 L 589746 0 737182 147437 589746 294873 0 294873 147437 147437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37182"/>
              <draw:equation draw:name="f7" draw:formula="?f4 / 294873"/>
              <draw:equation draw:name="f8" draw:formula="0 * ?f5 / 737182"/>
              <draw:equation draw:name="f9" draw:formula="0 * ?f4 / 294873"/>
              <draw:equation draw:name="f10" draw:formula="589746 * ?f5 / 737182"/>
              <draw:equation draw:name="f11" draw:formula="737182 * ?f5 / 737182"/>
              <draw:equation draw:name="f12" draw:formula="147437 * ?f4 / 294873"/>
              <draw:equation draw:name="f13" draw:formula="294873 * ?f4 / 294873"/>
              <draw:equation draw:name="f14" draw:formula="147437 * ?f5 / 737182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1.93835in" svg:y="6.90681in" svg:width="0.80619in" svg:height="0.32248in" draw:id="id80" draw:style-name="a808">
            <svg:title/>
            <svg:desc/>
            <text:p text:style-name="a807" text:class-names="" text:cond-style-name=""><text:span text:style-name="a805" text:class-names="">4</text:span><text:span text:style-name="a806" text:class-names=""/></text:p>
            <draw:enhanced-geometry xmlns:dr3d="urn:oasis:names:tc:opendocument:xmlns:dr3d:1.0" draw:type="non-primitive" svg:viewBox="0 0 737182 294873" draw:enhanced-path="M 0 0 L 589746 0 737182 147437 589746 294873 0 294873 147437 147437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37182"/>
              <draw:equation draw:name="f7" draw:formula="?f4 / 294873"/>
              <draw:equation draw:name="f8" draw:formula="0 * ?f5 / 737182"/>
              <draw:equation draw:name="f9" draw:formula="0 * ?f4 / 294873"/>
              <draw:equation draw:name="f10" draw:formula="589746 * ?f5 / 737182"/>
              <draw:equation draw:name="f11" draw:formula="737182 * ?f5 / 737182"/>
              <draw:equation draw:name="f12" draw:formula="147437 * ?f4 / 294873"/>
              <draw:equation draw:name="f13" draw:formula="294873 * ?f4 / 294873"/>
              <draw:equation draw:name="f14" draw:formula="147437 * ?f5 / 737182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2.5833in" svg:y="6.90681in" svg:width="0.80619in" svg:height="0.32248in" draw:id="id81" draw:style-name="a812">
            <svg:title/>
            <svg:desc/>
            <text:p text:style-name="a811" text:class-names="" text:cond-style-name=""><text:span text:style-name="a809" text:class-names="">5</text:span><text:span text:style-name="a810" text:class-names=""/></text:p>
            <draw:enhanced-geometry xmlns:dr3d="urn:oasis:names:tc:opendocument:xmlns:dr3d:1.0" draw:type="non-primitive" svg:viewBox="0 0 737182 294873" draw:enhanced-path="M 0 0 L 589746 0 737182 147437 589746 294873 0 294873 147437 147437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37182"/>
              <draw:equation draw:name="f7" draw:formula="?f4 / 294873"/>
              <draw:equation draw:name="f8" draw:formula="0 * ?f5 / 737182"/>
              <draw:equation draw:name="f9" draw:formula="0 * ?f4 / 294873"/>
              <draw:equation draw:name="f10" draw:formula="589746 * ?f5 / 737182"/>
              <draw:equation draw:name="f11" draw:formula="737182 * ?f5 / 737182"/>
              <draw:equation draw:name="f12" draw:formula="147437 * ?f4 / 294873"/>
              <draw:equation draw:name="f13" draw:formula="294873 * ?f4 / 294873"/>
              <draw:equation draw:name="f14" draw:formula="147437 * ?f5 / 737182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3.22825in" svg:y="6.90681in" svg:width="0.80619in" svg:height="0.32248in" draw:id="id82" draw:style-name="a816">
            <svg:title/>
            <svg:desc/>
            <text:p text:style-name="a815" text:class-names="" text:cond-style-name=""><text:span text:style-name="a813" text:class-names="">6</text:span><text:span text:style-name="a814" text:class-names=""/></text:p>
            <draw:enhanced-geometry xmlns:dr3d="urn:oasis:names:tc:opendocument:xmlns:dr3d:1.0" draw:type="non-primitive" svg:viewBox="0 0 737182 294873" draw:enhanced-path="M 0 0 L 589746 0 737182 147437 589746 294873 0 294873 147437 147437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37182"/>
              <draw:equation draw:name="f7" draw:formula="?f4 / 294873"/>
              <draw:equation draw:name="f8" draw:formula="0 * ?f5 / 737182"/>
              <draw:equation draw:name="f9" draw:formula="0 * ?f4 / 294873"/>
              <draw:equation draw:name="f10" draw:formula="589746 * ?f5 / 737182"/>
              <draw:equation draw:name="f11" draw:formula="737182 * ?f5 / 737182"/>
              <draw:equation draw:name="f12" draw:formula="147437 * ?f4 / 294873"/>
              <draw:equation draw:name="f13" draw:formula="294873 * ?f4 / 294873"/>
              <draw:equation draw:name="f14" draw:formula="147437 * ?f5 / 737182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3.87321in" svg:y="6.90681in" svg:width="0.80619in" svg:height="0.32248in" draw:id="id83" draw:style-name="a820">
            <svg:title/>
            <svg:desc/>
            <text:p text:style-name="a819" text:class-names="" text:cond-style-name=""><text:span text:style-name="a817" text:class-names="">7</text:span><text:span text:style-name="a818" text:class-names=""/></text:p>
            <draw:enhanced-geometry xmlns:dr3d="urn:oasis:names:tc:opendocument:xmlns:dr3d:1.0" draw:type="non-primitive" svg:viewBox="0 0 737182 294873" draw:enhanced-path="M 0 0 L 589746 0 737182 147437 589746 294873 0 294873 147437 147437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37182"/>
              <draw:equation draw:name="f7" draw:formula="?f4 / 294873"/>
              <draw:equation draw:name="f8" draw:formula="0 * ?f5 / 737182"/>
              <draw:equation draw:name="f9" draw:formula="0 * ?f4 / 294873"/>
              <draw:equation draw:name="f10" draw:formula="589746 * ?f5 / 737182"/>
              <draw:equation draw:name="f11" draw:formula="737182 * ?f5 / 737182"/>
              <draw:equation draw:name="f12" draw:formula="147437 * ?f4 / 294873"/>
              <draw:equation draw:name="f13" draw:formula="294873 * ?f4 / 294873"/>
              <draw:equation draw:name="f14" draw:formula="147437 * ?f5 / 737182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4.51816in" svg:y="6.90681in" svg:width="0.80619in" svg:height="0.32248in" draw:id="id84" draw:style-name="a824">
            <svg:title/>
            <svg:desc/>
            <text:p text:style-name="a823" text:class-names="" text:cond-style-name=""><text:span text:style-name="a821" text:class-names="">8</text:span><text:span text:style-name="a822" text:class-names=""/></text:p>
            <draw:enhanced-geometry xmlns:dr3d="urn:oasis:names:tc:opendocument:xmlns:dr3d:1.0" draw:type="non-primitive" svg:viewBox="0 0 737182 294873" draw:enhanced-path="M 0 0 L 589746 0 737182 147437 589746 294873 0 294873 147437 147437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37182"/>
              <draw:equation draw:name="f7" draw:formula="?f4 / 294873"/>
              <draw:equation draw:name="f8" draw:formula="0 * ?f5 / 737182"/>
              <draw:equation draw:name="f9" draw:formula="0 * ?f4 / 294873"/>
              <draw:equation draw:name="f10" draw:formula="589746 * ?f5 / 737182"/>
              <draw:equation draw:name="f11" draw:formula="737182 * ?f5 / 737182"/>
              <draw:equation draw:name="f12" draw:formula="147437 * ?f4 / 294873"/>
              <draw:equation draw:name="f13" draw:formula="294873 * ?f4 / 294873"/>
              <draw:equation draw:name="f14" draw:formula="147437 * ?f5 / 737182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5.16312in" svg:y="6.90681in" svg:width="0.80619in" svg:height="0.32248in" draw:id="id85" draw:style-name="a828">
            <svg:title/>
            <svg:desc/>
            <text:p text:style-name="a827" text:class-names="" text:cond-style-name=""><text:span text:style-name="a825" text:class-names="">9</text:span><text:span text:style-name="a826" text:class-names=""/></text:p>
            <draw:enhanced-geometry xmlns:dr3d="urn:oasis:names:tc:opendocument:xmlns:dr3d:1.0" draw:type="non-primitive" svg:viewBox="0 0 737182 294873" draw:enhanced-path="M 0 0 L 589746 0 737182 147437 589746 294873 0 294873 147437 147437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37182"/>
              <draw:equation draw:name="f7" draw:formula="?f4 / 294873"/>
              <draw:equation draw:name="f8" draw:formula="0 * ?f5 / 737182"/>
              <draw:equation draw:name="f9" draw:formula="0 * ?f4 / 294873"/>
              <draw:equation draw:name="f10" draw:formula="589746 * ?f5 / 737182"/>
              <draw:equation draw:name="f11" draw:formula="737182 * ?f5 / 737182"/>
              <draw:equation draw:name="f12" draw:formula="147437 * ?f4 / 294873"/>
              <draw:equation draw:name="f13" draw:formula="294873 * ?f4 / 294873"/>
              <draw:equation draw:name="f14" draw:formula="147437 * ?f5 / 737182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5.80807in" svg:y="6.90681in" svg:width="0.80619in" svg:height="0.32248in" draw:id="id86" draw:style-name="a832">
            <svg:title/>
            <svg:desc/>
            <text:p text:style-name="a831" text:class-names="" text:cond-style-name=""><text:span text:style-name="a829" text:class-names="">10</text:span><text:span text:style-name="a830" text:class-names=""/></text:p>
            <draw:enhanced-geometry xmlns:dr3d="urn:oasis:names:tc:opendocument:xmlns:dr3d:1.0" draw:type="non-primitive" svg:viewBox="0 0 737182 294873" draw:enhanced-path="M 0 0 L 589746 0 737182 147437 589746 294873 0 294873 147437 147437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37182"/>
              <draw:equation draw:name="f7" draw:formula="?f4 / 294873"/>
              <draw:equation draw:name="f8" draw:formula="0 * ?f5 / 737182"/>
              <draw:equation draw:name="f9" draw:formula="0 * ?f4 / 294873"/>
              <draw:equation draw:name="f10" draw:formula="589746 * ?f5 / 737182"/>
              <draw:equation draw:name="f11" draw:formula="737182 * ?f5 / 737182"/>
              <draw:equation draw:name="f12" draw:formula="147437 * ?f4 / 294873"/>
              <draw:equation draw:name="f13" draw:formula="294873 * ?f4 / 294873"/>
              <draw:equation draw:name="f14" draw:formula="147437 * ?f5 / 737182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6.45302in" svg:y="6.90681in" svg:width="0.80619in" svg:height="0.32248in" draw:id="id87" draw:style-name="a836">
            <svg:title/>
            <svg:desc/>
            <text:p text:style-name="a835" text:class-names="" text:cond-style-name=""><text:span text:style-name="a833" text:class-names="">11</text:span><text:span text:style-name="a834" text:class-names=""/></text:p>
            <draw:enhanced-geometry xmlns:dr3d="urn:oasis:names:tc:opendocument:xmlns:dr3d:1.0" draw:type="non-primitive" svg:viewBox="0 0 737182 294873" draw:enhanced-path="M 0 0 L 589746 0 737182 147437 589746 294873 0 294873 147437 147437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37182"/>
              <draw:equation draw:name="f7" draw:formula="?f4 / 294873"/>
              <draw:equation draw:name="f8" draw:formula="0 * ?f5 / 737182"/>
              <draw:equation draw:name="f9" draw:formula="0 * ?f4 / 294873"/>
              <draw:equation draw:name="f10" draw:formula="589746 * ?f5 / 737182"/>
              <draw:equation draw:name="f11" draw:formula="737182 * ?f5 / 737182"/>
              <draw:equation draw:name="f12" draw:formula="147437 * ?f4 / 294873"/>
              <draw:equation draw:name="f13" draw:formula="294873 * ?f4 / 294873"/>
              <draw:equation draw:name="f14" draw:formula="147437 * ?f5 / 737182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7.09798in" svg:y="6.90681in" svg:width="0.80619in" svg:height="0.32248in" draw:id="id88" draw:style-name="a840">
            <svg:title/>
            <svg:desc/>
            <text:p text:style-name="a839" text:class-names="" text:cond-style-name=""><text:span text:style-name="a837" text:class-names="">12</text:span><text:span text:style-name="a838" text:class-names=""/></text:p>
            <draw:enhanced-geometry xmlns:dr3d="urn:oasis:names:tc:opendocument:xmlns:dr3d:1.0" draw:type="non-primitive" svg:viewBox="0 0 737182 294873" draw:enhanced-path="M 0 0 L 589746 0 737182 147437 589746 294873 0 294873 147437 147437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37182"/>
              <draw:equation draw:name="f7" draw:formula="?f4 / 294873"/>
              <draw:equation draw:name="f8" draw:formula="0 * ?f5 / 737182"/>
              <draw:equation draw:name="f9" draw:formula="0 * ?f4 / 294873"/>
              <draw:equation draw:name="f10" draw:formula="589746 * ?f5 / 737182"/>
              <draw:equation draw:name="f11" draw:formula="737182 * ?f5 / 737182"/>
              <draw:equation draw:name="f12" draw:formula="147437 * ?f4 / 294873"/>
              <draw:equation draw:name="f13" draw:formula="294873 * ?f4 / 294873"/>
              <draw:equation draw:name="f14" draw:formula="147437 * ?f5 / 737182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7.74293in" svg:y="6.90681in" svg:width="0.80619in" svg:height="0.32248in" draw:id="id89" draw:style-name="a844">
            <svg:title/>
            <svg:desc/>
            <text:p text:style-name="a843" text:class-names="" text:cond-style-name=""><text:span text:style-name="a841" text:class-names="">13</text:span><text:span text:style-name="a842" text:class-names=""/></text:p>
            <draw:enhanced-geometry xmlns:dr3d="urn:oasis:names:tc:opendocument:xmlns:dr3d:1.0" draw:type="non-primitive" svg:viewBox="0 0 737182 294873" draw:enhanced-path="M 0 0 L 589746 0 737182 147437 589746 294873 0 294873 147437 147437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37182"/>
              <draw:equation draw:name="f7" draw:formula="?f4 / 294873"/>
              <draw:equation draw:name="f8" draw:formula="0 * ?f5 / 737182"/>
              <draw:equation draw:name="f9" draw:formula="0 * ?f4 / 294873"/>
              <draw:equation draw:name="f10" draw:formula="589746 * ?f5 / 737182"/>
              <draw:equation draw:name="f11" draw:formula="737182 * ?f5 / 737182"/>
              <draw:equation draw:name="f12" draw:formula="147437 * ?f4 / 294873"/>
              <draw:equation draw:name="f13" draw:formula="294873 * ?f4 / 294873"/>
              <draw:equation draw:name="f14" draw:formula="147437 * ?f5 / 737182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8.38789in" svg:y="6.90681in" svg:width="0.80619in" svg:height="0.32248in" draw:id="id90" draw:style-name="a848">
            <svg:title/>
            <svg:desc/>
            <text:p text:style-name="a847" text:class-names="" text:cond-style-name=""><text:span text:style-name="a845" text:class-names="">14</text:span><text:span text:style-name="a846" text:class-names=""/></text:p>
            <draw:enhanced-geometry xmlns:dr3d="urn:oasis:names:tc:opendocument:xmlns:dr3d:1.0" draw:type="non-primitive" svg:viewBox="0 0 737182 294873" draw:enhanced-path="M 0 0 L 589746 0 737182 147437 589746 294873 0 294873 147437 147437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37182"/>
              <draw:equation draw:name="f7" draw:formula="?f4 / 294873"/>
              <draw:equation draw:name="f8" draw:formula="0 * ?f5 / 737182"/>
              <draw:equation draw:name="f9" draw:formula="0 * ?f4 / 294873"/>
              <draw:equation draw:name="f10" draw:formula="589746 * ?f5 / 737182"/>
              <draw:equation draw:name="f11" draw:formula="737182 * ?f5 / 737182"/>
              <draw:equation draw:name="f12" draw:formula="147437 * ?f4 / 294873"/>
              <draw:equation draw:name="f13" draw:formula="294873 * ?f4 / 294873"/>
              <draw:equation draw:name="f14" draw:formula="147437 * ?f5 / 737182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9.03284in" svg:y="6.90681in" svg:width="0.80619in" svg:height="0.32248in" draw:id="id91" draw:style-name="a852">
            <svg:title/>
            <svg:desc/>
            <text:p text:style-name="a851" text:class-names="" text:cond-style-name=""><text:span text:style-name="a849" text:class-names="">15</text:span><text:span text:style-name="a850" text:class-names=""/></text:p>
            <draw:enhanced-geometry xmlns:dr3d="urn:oasis:names:tc:opendocument:xmlns:dr3d:1.0" draw:type="non-primitive" svg:viewBox="0 0 737182 294873" draw:enhanced-path="M 0 0 L 589746 0 737182 147437 589746 294873 0 294873 147437 147437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37182"/>
              <draw:equation draw:name="f7" draw:formula="?f4 / 294873"/>
              <draw:equation draw:name="f8" draw:formula="0 * ?f5 / 737182"/>
              <draw:equation draw:name="f9" draw:formula="0 * ?f4 / 294873"/>
              <draw:equation draw:name="f10" draw:formula="589746 * ?f5 / 737182"/>
              <draw:equation draw:name="f11" draw:formula="737182 * ?f5 / 737182"/>
              <draw:equation draw:name="f12" draw:formula="147437 * ?f4 / 294873"/>
              <draw:equation draw:name="f13" draw:formula="294873 * ?f4 / 294873"/>
              <draw:equation draw:name="f14" draw:formula="147437 * ?f5 / 737182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custom-shape svg:x="-0.01075in" svg:y="7.26871in" svg:width="10in" svg:height="0.3937in" draw:id="id94" draw:style-name="a856" draw:name="Rectangle 4">
          <svg:title/>
          <svg:desc/>
          <text:p text:style-name="a855" text:class-names="" text:cond-style-name="" text:id="id93"><text:span text:style-name="a8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22" presentation:preset-sub-type="8" presentation:preset-class="entrance" presentation:group-id="0" smil:begin="0.0s" smil:fill="hold">
                  <anim:set smil:targetElement="id94" smil:attributeName="visibility" smil:to="visible" smil:begin="0.0s" smil:dur="0.001s" smil:fill="hold"/>
                  <anim:transitionFilter smil:targetElement="id94" smil:type="slideWipe" smil:subtype="fromLeft" smil:dur="5.0s"/>
                </anim:par>
              </anim:par>
            </anim:par>
          </anim:seq>
        </anim:par>
      </draw:page>
      <draw:page draw:name="Slide3" draw:style-name="a857" draw:master-page-name="Master1-Layout2-obj-Title-and-Content" presentation:presentation-page-layout-name="Master1-PPL2" draw:id="Slide-258">
        <draw:frame draw:id="id95" presentation:style-name="a861" draw:name="Title 1" svg:x="0.71907in" svg:y="1.5456in" svg:width="2.8345in" svg:height="1.32563in" presentation:class="title" presentation:placeholder="false">
          <draw:text-box>
            <text:p text:style-name="a860" text:class-names="" text:cond-style-name=""><text:span text:style-name="a858" text:class-names="">Der Projektgeber</text:span><text:span text:style-name="a859" text:class-names=""/></text:p>
          </draw:text-box>
          <svg:title/>
          <svg:desc/>
        </draw:frame>
        <draw:frame draw:id="id96" presentation:style-name="a862" draw:name="Content Placeholder 7" svg:x="0.71907in" svg:y="3.01548in" svg:width="2.8345in" svg:height="2.82795in" presentation:class="outline" presentation:placeholder="true">
          <draw:text-box/>
          <svg:title/>
          <svg:desc/>
        </draw:frame>
        <draw:frame draw:id="id97" draw:style-name="a863" draw:name="Content Placeholder 4" svg:x="4.09094in" svg:y="1.67068in" svg:width="5.24061in" svg:height="4.16628in" style:rel-width="scale" style:rel-height="scale">
          <draw:image xlink:href="media/image1.png" xlink:type="simple" xlink:show="embed" xlink:actuate="onLoad"/>
          <svg:title/>
          <svg:desc>A computer and camera with a phone and credit cards

Description automatically generated</svg:desc>
        </draw:frame>
        <draw:custom-shape svg:x="-0.01075in" svg:y="7.26871in" svg:width="10in" svg:height="0.3937in" draw:id="id99" draw:style-name="a866" draw:name="Rectangle 6">
          <svg:title/>
          <svg:desc/>
          <text:p text:style-name="a865" text:class-names="" text:cond-style-name="" text:id="id98"><text:span text:style-name="a8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0" draw:style-name="a870" draw:name="Slide Number Placeholder 8" svg:x="7.0625in" svg:y="6.95139in" svg:width="2.25in" svg:height="0.39931in">
          <draw:text-box>
            <text:p text:style-name="a869" text:class-names="" text:cond-style-name=""><text:span text:style-name="a867" text:class-names=""><text:page-number style:num-format="1" text:fixed="false">3</text:page-number></text:span><text:span text:style-name="a868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22" presentation:preset-sub-type="8" presentation:preset-class="entrance" presentation:group-id="0" smil:begin="0.0s" smil:fill="hold">
                  <anim:set smil:targetElement="id99" smil:attributeName="visibility" smil:to="visible" smil:begin="0.0s" smil:dur="0.001s" smil:fill="hold"/>
                  <anim:transitionFilter smil:targetElement="id99" smil:type="slideWipe" smil:subtype="fromLeft" smil:dur="5.0s"/>
                </anim:par>
              </anim:par>
            </anim:par>
          </anim:seq>
        </anim:par>
      </draw:page>
      <draw:page draw:name="Slide4" draw:style-name="a871" draw:master-page-name="Master1-Layout2-obj-Title-and-Content" presentation:presentation-page-layout-name="Master1-PPL2" draw:id="Slide-259">
        <draw:frame draw:id="id101" presentation:style-name="a875" draw:name="Title 1" svg:x="0.6875in" svg:y="0.39931in" svg:width="8.625in" svg:height="1.44965in" presentation:class="title" presentation:placeholder="false">
          <draw:text-box>
            <text:p text:style-name="a874" text:class-names="" text:cond-style-name=""><text:span text:style-name="a872" text:class-names="">Das Project</text:span><text:span text:style-name="a873" text:class-names=""/></text:p>
          </draw:text-box>
          <svg:title/>
          <svg:desc/>
        </draw:frame>
        <draw:frame draw:id="id102" presentation:style-name="a876" draw:transform="translate(-2.53594in -3.38125in) rotate(-1.5708) translate(5.18125in 4.51181in)" draw:name="Content Placeholder 4" svg:width="5.07187in" svg:height="6.7625in" style:rel-width="scale" style:rel-height="scale" presentation:class="graphic" presentation:placeholder="false">
          <draw:image xlink:href="media/image2.jpg" xlink:type="simple" xlink:show="embed" xlink:actuate="onLoad"/>
          <svg:title/>
          <svg:desc>A whiteboard with orange arrows and text

Description automatically generated</svg:desc>
        </draw:frame>
        <draw:custom-shape svg:x="-0.01075in" svg:y="7.26871in" svg:width="10in" svg:height="0.3937in" draw:id="id104" draw:style-name="a879" draw:name="Rectangle 5">
          <svg:title/>
          <svg:desc/>
          <text:p text:style-name="a878" text:class-names="" text:cond-style-name="" text:id="id103"><text:span text:style-name="a8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5" draw:style-name="a883" draw:name="Slide Number Placeholder 6" svg:x="7.0625in" svg:y="6.95139in" svg:width="2.25in" svg:height="0.39931in">
          <draw:text-box>
            <text:p text:style-name="a882" text:class-names="" text:cond-style-name=""><text:span text:style-name="a880" text:class-names=""><text:page-number style:num-format="1" text:fixed="false">4</text:page-number></text:span><text:span text:style-name="a881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22" presentation:preset-sub-type="8" presentation:preset-class="entrance" presentation:group-id="0" smil:begin="0.0s" smil:fill="hold">
                  <anim:set smil:targetElement="id104" smil:attributeName="visibility" smil:to="visible" smil:begin="0.0s" smil:dur="0.001s" smil:fill="hold"/>
                  <anim:transitionFilter smil:targetElement="id104" smil:type="slideWipe" smil:subtype="fromLeft" smil:dur="5.0s"/>
                </anim:par>
              </anim:par>
            </anim:par>
          </anim:seq>
        </anim:par>
      </draw:page>
      <draw:page draw:name="Slide5" draw:style-name="a884" draw:master-page-name="Master1-Layout2-obj-Title-and-Content" presentation:presentation-page-layout-name="Master1-PPL2" draw:id="Slide-260">
        <draw:frame draw:id="id106" presentation:style-name="a885" draw:name="Title 1" svg:x="0.6875in" svg:y="0.39931in" svg:width="8.625in" svg:height="1.44965in" presentation:class="title" presentation:placeholder="true">
          <draw:text-box/>
          <svg:title/>
          <svg:desc/>
        </draw:frame>
        <draw:frame draw:id="id107" presentation:style-name="a886" draw:name="Content Placeholder 2" svg:x="0.6875in" svg:y="1.99653in" svg:width="8.625in" svg:height="4.75868in" presentation:class="outline" presentation:placeholder="true">
          <draw:text-box/>
          <svg:title/>
          <svg:desc/>
        </draw:frame>
        <draw:custom-shape svg:x="-0.01075in" svg:y="7.26871in" svg:width="10in" svg:height="0.3937in" draw:id="id109" draw:style-name="a889" draw:name="Rectangle 5">
          <svg:title/>
          <svg:desc/>
          <text:p text:style-name="a888" text:class-names="" text:cond-style-name="" text:id="id108"><text:span text:style-name="a8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0" draw:style-name="a893" draw:name="Slide Number Placeholder 6" svg:x="7.0625in" svg:y="6.95139in" svg:width="2.25in" svg:height="0.39931in">
          <draw:text-box>
            <text:p text:style-name="a892" text:class-names="" text:cond-style-name=""><text:span text:style-name="a890" text:class-names=""><text:page-number style:num-format="1" text:fixed="false">5</text:page-number></text:span><text:span text:style-name="a891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22" presentation:preset-sub-type="8" presentation:preset-class="entrance" presentation:group-id="0" smil:begin="0.0s" smil:fill="hold">
                  <anim:set smil:targetElement="id109" smil:attributeName="visibility" smil:to="visible" smil:begin="0.0s" smil:dur="0.001s" smil:fill="hold"/>
                  <anim:transitionFilter smil:targetElement="id109" smil:type="slideWipe" smil:subtype="fromLeft" smil:dur="5.0s"/>
                </anim:par>
              </anim:par>
            </anim:par>
          </anim:seq>
        </anim:par>
      </draw:page>
      <draw:page draw:name="Slide6" draw:style-name="a894" draw:master-page-name="Master1-Layout2-obj-Title-and-Content" presentation:presentation-page-layout-name="Master1-PPL2" draw:id="Slide-261">
        <draw:frame draw:id="id111" presentation:style-name="a895" draw:name="Title 1" svg:x="0.6875in" svg:y="0.39931in" svg:width="8.625in" svg:height="1.44965in" presentation:class="title" presentation:placeholder="true">
          <draw:text-box/>
          <svg:title/>
          <svg:desc/>
        </draw:frame>
        <draw:frame draw:id="id112" presentation:style-name="a896" draw:name="Content Placeholder 2" svg:x="0.6875in" svg:y="1.99653in" svg:width="8.625in" svg:height="4.75868in" presentation:class="outline" presentation:placeholder="true">
          <draw:text-box/>
          <svg:title/>
          <svg:desc/>
        </draw:frame>
        <draw:custom-shape svg:x="-0.01075in" svg:y="7.26871in" svg:width="10in" svg:height="0.3937in" draw:id="id114" draw:style-name="a899" draw:name="Rectangle 5">
          <svg:title/>
          <svg:desc/>
          <text:p text:style-name="a898" text:class-names="" text:cond-style-name="" text:id="id113"><text:span text:style-name="a8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5" draw:style-name="a903" draw:name="Slide Number Placeholder 6" svg:x="7.0625in" svg:y="6.95139in" svg:width="2.25in" svg:height="0.39931in">
          <draw:text-box>
            <text:p text:style-name="a902" text:class-names="" text:cond-style-name=""><text:span text:style-name="a900" text:class-names=""><text:page-number style:num-format="1" text:fixed="false">6</text:page-number></text:span><text:span text:style-name="a901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22" presentation:preset-sub-type="8" presentation:preset-class="entrance" presentation:group-id="0" smil:begin="0.0s" smil:fill="hold">
                  <anim:set smil:targetElement="id114" smil:attributeName="visibility" smil:to="visible" smil:begin="0.0s" smil:dur="0.001s" smil:fill="hold"/>
                  <anim:transitionFilter smil:targetElement="id114" smil:type="slideWipe" smil:subtype="fromLeft" smil:dur="5.0s"/>
                </anim:par>
              </anim:par>
            </anim:par>
          </anim:seq>
        </anim:par>
      </draw:page>
      <draw:page draw:name="Slide7" draw:style-name="a904" draw:master-page-name="Master1-Layout2-obj-Title-and-Content" presentation:presentation-page-layout-name="Master1-PPL2" draw:id="Slide-262">
        <draw:frame draw:id="id116" presentation:style-name="a905" draw:name="Title 1" svg:x="0.6875in" svg:y="0.39931in" svg:width="8.625in" svg:height="1.44965in" presentation:class="title" presentation:placeholder="true">
          <draw:text-box/>
          <svg:title/>
          <svg:desc/>
        </draw:frame>
        <draw:frame draw:id="id117" presentation:style-name="a906" draw:name="Content Placeholder 2" svg:x="0.6875in" svg:y="1.99653in" svg:width="8.625in" svg:height="4.75868in" presentation:class="outline" presentation:placeholder="true">
          <draw:text-box/>
          <svg:title/>
          <svg:desc/>
        </draw:frame>
        <draw:custom-shape svg:x="-0.01075in" svg:y="7.26871in" svg:width="10in" svg:height="0.3937in" draw:id="id119" draw:style-name="a909" draw:name="Rectangle 5">
          <svg:title/>
          <svg:desc/>
          <text:p text:style-name="a908" text:class-names="" text:cond-style-name="" text:id="id118"><text:span text:style-name="a9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draw:style-name="a913" draw:name="Slide Number Placeholder 6" svg:x="7.0625in" svg:y="6.95139in" svg:width="2.25in" svg:height="0.39931in">
          <draw:text-box>
            <text:p text:style-name="a912" text:class-names="" text:cond-style-name=""><text:span text:style-name="a910" text:class-names=""><text:page-number style:num-format="1" text:fixed="false">7</text:page-number></text:span><text:span text:style-name="a911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22" presentation:preset-sub-type="8" presentation:preset-class="entrance" presentation:group-id="0" smil:begin="0.0s" smil:fill="hold">
                  <anim:set smil:targetElement="id119" smil:attributeName="visibility" smil:to="visible" smil:begin="0.0s" smil:dur="0.001s" smil:fill="hold"/>
                  <anim:transitionFilter smil:targetElement="id119" smil:type="slideWipe" smil:subtype="fromLeft" smil:dur="5.0s"/>
                </anim:par>
              </anim:par>
            </anim:par>
          </anim:seq>
        </anim:par>
      </draw:page>
      <draw:page draw:name="Slide8" draw:style-name="a914" draw:master-page-name="Master1-Layout2-obj-Title-and-Content" presentation:presentation-page-layout-name="Master1-PPL2" draw:id="Slide-263">
        <draw:frame draw:id="id121" presentation:style-name="a915" draw:name="Title 1" svg:x="0.6875in" svg:y="0.39931in" svg:width="8.625in" svg:height="1.44965in" presentation:class="title" presentation:placeholder="true">
          <draw:text-box/>
          <svg:title/>
          <svg:desc/>
        </draw:frame>
        <draw:frame draw:id="id122" presentation:style-name="a916" draw:name="Content Placeholder 2" svg:x="0.6875in" svg:y="1.99653in" svg:width="8.625in" svg:height="4.75868in" presentation:class="outline" presentation:placeholder="true">
          <draw:text-box/>
          <svg:title/>
          <svg:desc/>
        </draw:frame>
        <draw:custom-shape svg:x="-0.01075in" svg:y="7.26871in" svg:width="10in" svg:height="0.3937in" draw:id="id124" draw:style-name="a919" draw:name="Rectangle 4">
          <svg:title/>
          <svg:desc/>
          <text:p text:style-name="a918" text:class-names="" text:cond-style-name="" text:id="id123"><text:span text:style-name="a9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5" draw:style-name="a923" draw:name="Slide Number Placeholder 5" svg:x="7.0625in" svg:y="6.95139in" svg:width="2.25in" svg:height="0.39931in">
          <draw:text-box>
            <text:p text:style-name="a922" text:class-names="" text:cond-style-name=""><text:span text:style-name="a920" text:class-names=""><text:page-number style:num-format="1" text:fixed="false">8</text:page-number></text:span><text:span text:style-name="a921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22" presentation:preset-sub-type="8" presentation:preset-class="entrance" presentation:group-id="0" smil:begin="0.0s" smil:fill="hold">
                  <anim:set smil:targetElement="id124" smil:attributeName="visibility" smil:to="visible" smil:begin="0.0s" smil:dur="0.001s" smil:fill="hold"/>
                  <anim:transitionFilter smil:targetElement="id124" smil:type="slideWipe" smil:subtype="fromLeft" smil:dur="5.0s"/>
                </anim:par>
              </anim:par>
            </anim:par>
          </anim:seq>
        </anim:par>
      </draw:page>
      <draw:page draw:name="Slide9" draw:style-name="a924" draw:master-page-name="Master1-Layout2-obj-Title-and-Content" presentation:presentation-page-layout-name="Master1-PPL2" draw:id="Slide-264">
        <draw:frame draw:id="id126" presentation:style-name="a925" draw:name="Title 1" svg:x="0.6875in" svg:y="0.39931in" svg:width="8.625in" svg:height="1.44965in" presentation:class="title" presentation:placeholder="true">
          <draw:text-box/>
          <svg:title/>
          <svg:desc/>
        </draw:frame>
        <draw:frame draw:id="id127" presentation:style-name="a926" draw:name="Content Placeholder 2" svg:x="0.6875in" svg:y="1.99653in" svg:width="8.625in" svg:height="4.75868in" presentation:class="outline" presentation:placeholder="true">
          <draw:text-box/>
          <svg:title/>
          <svg:desc/>
        </draw:frame>
        <draw:custom-shape svg:x="-0.01075in" svg:y="7.26871in" svg:width="10in" svg:height="0.3937in" draw:id="id129" draw:style-name="a929" draw:name="Rectangle 5">
          <svg:title/>
          <svg:desc/>
          <text:p text:style-name="a928" text:class-names="" text:cond-style-name="" text:id="id128"><text:span text:style-name="a9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0" draw:style-name="a933" draw:name="Slide Number Placeholder 6" svg:x="7.0625in" svg:y="6.95139in" svg:width="2.25in" svg:height="0.39931in">
          <draw:text-box>
            <text:p text:style-name="a932" text:class-names="" text:cond-style-name=""><text:span text:style-name="a930" text:class-names=""><text:page-number style:num-format="1" text:fixed="false">9</text:page-number></text:span><text:span text:style-name="a931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22" presentation:preset-sub-type="8" presentation:preset-class="entrance" presentation:group-id="0" smil:begin="0.0s" smil:fill="hold">
                  <anim:set smil:targetElement="id129" smil:attributeName="visibility" smil:to="visible" smil:begin="0.0s" smil:dur="0.001s" smil:fill="hold"/>
                  <anim:transitionFilter smil:targetElement="id129" smil:type="slideWipe" smil:subtype="fromLeft" smil:dur="5.0s"/>
                </anim:par>
              </anim:par>
            </anim:par>
          </anim:seq>
        </anim:par>
      </draw:page>
      <draw:page draw:name="Slide10" draw:style-name="a934" draw:master-page-name="Master1-Layout2-obj-Title-and-Content" presentation:presentation-page-layout-name="Master1-PPL2" draw:id="Slide-265">
        <draw:frame draw:id="id131" presentation:style-name="a935" draw:name="Title 1" svg:x="0.6875in" svg:y="0.39931in" svg:width="8.625in" svg:height="1.44965in" presentation:class="title" presentation:placeholder="true">
          <draw:text-box/>
          <svg:title/>
          <svg:desc/>
        </draw:frame>
        <draw:frame draw:id="id132" presentation:style-name="a936" draw:name="Content Placeholder 2" svg:x="0.6875in" svg:y="1.99653in" svg:width="8.625in" svg:height="4.75868in" presentation:class="outline" presentation:placeholder="true">
          <draw:text-box/>
          <svg:title/>
          <svg:desc/>
        </draw:frame>
        <draw:custom-shape svg:x="-0.01075in" svg:y="7.26871in" svg:width="10in" svg:height="0.3937in" draw:id="id134" draw:style-name="a939" draw:name="Rectangle 5">
          <svg:title/>
          <svg:desc/>
          <text:p text:style-name="a938" text:class-names="" text:cond-style-name="" text:id="id133"><text:span text:style-name="a9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5" draw:style-name="a943" draw:name="Slide Number Placeholder 6" svg:x="7.0625in" svg:y="6.95139in" svg:width="2.25in" svg:height="0.39931in">
          <draw:text-box>
            <text:p text:style-name="a942" text:class-names="" text:cond-style-name=""><text:span text:style-name="a940" text:class-names=""><text:page-number style:num-format="1" text:fixed="false">10</text:page-number></text:span><text:span text:style-name="a941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22" presentation:preset-sub-type="8" presentation:preset-class="entrance" presentation:group-id="0" smil:begin="0.0s" smil:fill="hold">
                  <anim:set smil:targetElement="id134" smil:attributeName="visibility" smil:to="visible" smil:begin="0.0s" smil:dur="0.001s" smil:fill="hold"/>
                  <anim:transitionFilter smil:targetElement="id134" smil:type="slideWipe" smil:subtype="fromLeft" smil:dur="5.0s"/>
                </anim:par>
              </anim:par>
            </anim:par>
          </anim:seq>
        </anim:par>
      </draw:page>
      <draw:page draw:name="Slide11" draw:style-name="a944" draw:master-page-name="Master1-Layout2-obj-Title-and-Content" presentation:presentation-page-layout-name="Master1-PPL2" draw:id="Slide-266">
        <draw:frame draw:id="id136" presentation:style-name="a945" draw:name="Title 1" svg:x="0.6875in" svg:y="0.39931in" svg:width="8.625in" svg:height="1.44965in" presentation:class="title" presentation:placeholder="true">
          <draw:text-box/>
          <svg:title/>
          <svg:desc/>
        </draw:frame>
        <draw:frame draw:id="id137" presentation:style-name="a946" draw:name="Content Placeholder 2" svg:x="0.6875in" svg:y="1.99653in" svg:width="8.625in" svg:height="4.75868in" presentation:class="outline" presentation:placeholder="true">
          <draw:text-box/>
          <svg:title/>
          <svg:desc/>
        </draw:frame>
        <draw:custom-shape svg:x="-0.01075in" svg:y="7.26871in" svg:width="10in" svg:height="0.3937in" draw:id="id139" draw:style-name="a949" draw:name="Rectangle 5">
          <svg:title/>
          <svg:desc/>
          <text:p text:style-name="a948" text:class-names="" text:cond-style-name="" text:id="id138"><text:span text:style-name="a9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0" draw:style-name="a953" draw:name="Slide Number Placeholder 6" svg:x="7.0625in" svg:y="6.95139in" svg:width="2.25in" svg:height="0.39931in">
          <draw:text-box>
            <text:p text:style-name="a952" text:class-names="" text:cond-style-name=""><text:span text:style-name="a950" text:class-names=""><text:page-number style:num-format="1" text:fixed="false">11</text:page-number></text:span><text:span text:style-name="a951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22" presentation:preset-sub-type="8" presentation:preset-class="entrance" presentation:group-id="0" smil:begin="0.0s" smil:fill="hold">
                  <anim:set smil:targetElement="id139" smil:attributeName="visibility" smil:to="visible" smil:begin="0.0s" smil:dur="0.001s" smil:fill="hold"/>
                  <anim:transitionFilter smil:targetElement="id139" smil:type="slideWipe" smil:subtype="fromLeft" smil:dur="5.0s"/>
                </anim:par>
              </anim:par>
            </anim:par>
          </anim:seq>
        </anim:par>
      </draw:page>
      <draw:page draw:name="Slide12" draw:style-name="a954" draw:master-page-name="Master1-Layout2-obj-Title-and-Content" presentation:presentation-page-layout-name="Master1-PPL2" draw:id="Slide-267">
        <draw:frame draw:id="id141" presentation:style-name="a955" draw:name="Title 1" svg:x="0.6875in" svg:y="0.39931in" svg:width="8.625in" svg:height="1.44965in" presentation:class="title" presentation:placeholder="true">
          <draw:text-box/>
          <svg:title/>
          <svg:desc/>
        </draw:frame>
        <draw:frame draw:id="id142" presentation:style-name="a956" draw:name="Content Placeholder 2" svg:x="0.6875in" svg:y="1.99653in" svg:width="8.625in" svg:height="4.75868in" presentation:class="outline" presentation:placeholder="true">
          <draw:text-box/>
          <svg:title/>
          <svg:desc/>
        </draw:frame>
        <draw:custom-shape svg:x="-0.01075in" svg:y="7.26871in" svg:width="10in" svg:height="0.3937in" draw:id="id144" draw:style-name="a959" draw:name="Rectangle 5">
          <svg:title/>
          <svg:desc/>
          <text:p text:style-name="a958" text:class-names="" text:cond-style-name="" text:id="id143"><text:span text:style-name="a9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5" draw:style-name="a963" draw:name="Slide Number Placeholder 6" svg:x="7.0625in" svg:y="6.95139in" svg:width="2.25in" svg:height="0.39931in">
          <draw:text-box>
            <text:p text:style-name="a962" text:class-names="" text:cond-style-name=""><text:span text:style-name="a960" text:class-names=""><text:page-number style:num-format="1" text:fixed="false">12</text:page-number></text:span><text:span text:style-name="a961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22" presentation:preset-sub-type="8" presentation:preset-class="entrance" presentation:group-id="0" smil:begin="0.0s" smil:fill="hold">
                  <anim:set smil:targetElement="id144" smil:attributeName="visibility" smil:to="visible" smil:begin="0.0s" smil:dur="0.001s" smil:fill="hold"/>
                  <anim:transitionFilter smil:targetElement="id144" smil:type="slideWipe" smil:subtype="fromLeft" smil:dur="5.0s"/>
                </anim:par>
              </anim:par>
            </anim:par>
          </anim:seq>
        </anim:par>
      </draw:page>
      <draw:page draw:name="Slide13" draw:style-name="a964" draw:master-page-name="Master1-Layout2-obj-Title-and-Content" presentation:presentation-page-layout-name="Master1-PPL2" draw:id="Slide-268">
        <draw:frame draw:id="id146" presentation:style-name="a965" draw:name="Title 1" svg:x="0.6875in" svg:y="0.39931in" svg:width="8.625in" svg:height="1.44965in" presentation:class="title" presentation:placeholder="true">
          <draw:text-box/>
          <svg:title/>
          <svg:desc/>
        </draw:frame>
        <draw:frame draw:id="id147" presentation:style-name="a966" draw:name="Content Placeholder 2" svg:x="0.6875in" svg:y="1.99653in" svg:width="8.625in" svg:height="4.75868in" presentation:class="outline" presentation:placeholder="true">
          <draw:text-box/>
          <svg:title/>
          <svg:desc/>
        </draw:frame>
        <draw:custom-shape svg:x="-0.01075in" svg:y="7.26871in" svg:width="10in" svg:height="0.3937in" draw:id="id149" draw:style-name="a969" draw:name="Rectangle 5">
          <svg:title/>
          <svg:desc/>
          <text:p text:style-name="a968" text:class-names="" text:cond-style-name="" text:id="id148"><text:span text:style-name="a9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0" draw:style-name="a973" draw:name="Slide Number Placeholder 6" svg:x="7.0625in" svg:y="6.95139in" svg:width="2.25in" svg:height="0.39931in">
          <draw:text-box>
            <text:p text:style-name="a972" text:class-names="" text:cond-style-name=""><text:span text:style-name="a970" text:class-names=""><text:page-number style:num-format="1" text:fixed="false">13</text:page-number></text:span><text:span text:style-name="a971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22" presentation:preset-sub-type="8" presentation:preset-class="entrance" presentation:group-id="0" smil:begin="0.0s" smil:fill="hold">
                  <anim:set smil:targetElement="id149" smil:attributeName="visibility" smil:to="visible" smil:begin="0.0s" smil:dur="0.001s" smil:fill="hold"/>
                  <anim:transitionFilter smil:targetElement="id149" smil:type="slideWipe" smil:subtype="fromLeft" smil:dur="5.0s"/>
                </anim:par>
              </anim:par>
            </anim:par>
          </anim:seq>
        </anim:par>
      </draw:page>
      <draw:page draw:name="Slide14" draw:style-name="a974" draw:master-page-name="Master1-Layout2-obj-Title-and-Content" presentation:presentation-page-layout-name="Master1-PPL2" draw:id="Slide-269">
        <draw:frame draw:id="id151" presentation:style-name="a978" draw:name="Title 1" svg:x="0.6875in" svg:y="0.39931in" svg:width="8.625in" svg:height="1.44965in" presentation:class="title" presentation:placeholder="false">
          <draw:text-box>
            <text:p text:style-name="a977" text:class-names="" text:cond-style-name=""><text:span text:style-name="a975" text:class-names="">Fazit</text:span><text:span text:style-name="a976" text:class-names=""/></text:p>
          </draw:text-box>
          <svg:title/>
          <svg:desc/>
        </draw:frame>
        <draw:frame draw:id="id152" presentation:style-name="a979" draw:name="Content Placeholder 2" svg:x="0.6875in" svg:y="1.99653in" svg:width="8.625in" svg:height="4.75868in" presentation:class="outline" presentation:placeholder="true">
          <draw:text-box/>
          <svg:title/>
          <svg:desc/>
        </draw:frame>
        <draw:custom-shape svg:x="-0.01075in" svg:y="7.26871in" svg:width="10in" svg:height="0.3937in" draw:id="id154" draw:style-name="a982" draw:name="Rectangle 5">
          <svg:title/>
          <svg:desc/>
          <text:p text:style-name="a981" text:class-names="" text:cond-style-name="" text:id="id153"><text:span text:style-name="a9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5" draw:style-name="a986" draw:name="Slide Number Placeholder 6" svg:x="7.0625in" svg:y="6.95139in" svg:width="2.25in" svg:height="0.39931in">
          <draw:text-box>
            <text:p text:style-name="a985" text:class-names="" text:cond-style-name=""><text:span text:style-name="a983" text:class-names=""><text:page-number style:num-format="1" text:fixed="false">14</text:page-number></text:span><text:span text:style-name="a984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22" presentation:preset-sub-type="8" presentation:preset-class="entrance" presentation:group-id="0" smil:begin="0.0s" smil:fill="hold">
                  <anim:set smil:targetElement="id154" smil:attributeName="visibility" smil:to="visible" smil:begin="0.0s" smil:dur="0.001s" smil:fill="hold"/>
                  <anim:transitionFilter smil:targetElement="id154" smil:type="slideWipe" smil:subtype="fromLeft" smil:dur="5.0s"/>
                </anim:par>
              </anim:par>
            </anim:par>
          </anim:seq>
        </anim:par>
      </draw:page>
      <draw:page draw:name="Slide15" draw:style-name="a987" draw:master-page-name="Master1-Layout2-obj-Title-and-Content" presentation:presentation-page-layout-name="Master1-PPL2" draw:id="Slide-270">
        <draw:frame draw:id="id156" presentation:style-name="a991" draw:name="Title 1" svg:x="0.6875in" svg:y="0.39931in" svg:width="8.625in" svg:height="1.44965in" presentation:class="title" presentation:placeholder="false">
          <draw:text-box>
            <text:p text:style-name="a990" text:class-names="" text:cond-style-name=""><text:span text:style-name="a988" text:class-names="">Questions</text:span><text:span text:style-name="a989" text:class-names=""/></text:p>
          </draw:text-box>
          <svg:title/>
          <svg:desc/>
        </draw:frame>
        <draw:frame draw:id="id157" presentation:style-name="a992" draw:name="Content Placeholder 2" svg:x="0.6875in" svg:y="1.99653in" svg:width="8.625in" svg:height="4.75868in" presentation:class="outline" presentation:placeholder="true">
          <draw:text-box/>
          <svg:title/>
          <svg:desc/>
        </draw:frame>
        <draw:custom-shape svg:x="-0.01075in" svg:y="7.26871in" svg:width="10in" svg:height="0.3937in" draw:id="id159" draw:style-name="a995" draw:name="Rectangle 5">
          <svg:title/>
          <svg:desc/>
          <text:p text:style-name="a994" text:class-names="" text:cond-style-name="" text:id="id158"><text:span text:style-name="a9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0" draw:style-name="a999" draw:name="Slide Number Placeholder 6" svg:x="7.0625in" svg:y="6.95139in" svg:width="2.25in" svg:height="0.39931in">
          <draw:text-box>
            <text:p text:style-name="a998" text:class-names="" text:cond-style-name=""><text:span text:style-name="a996" text:class-names=""><text:page-number style:num-format="1" text:fixed="false">15</text:page-number></text:span><text:span text:style-name="a997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22" presentation:preset-sub-type="8" presentation:preset-class="entrance" presentation:group-id="0" smil:begin="0.0s" smil:fill="hold">
                  <anim:set smil:targetElement="id159" smil:attributeName="visibility" smil:to="visible" smil:begin="0.0s" smil:dur="0.001s" smil:fill="hold"/>
                  <anim:transitionFilter smil:targetElement="id159" smil:type="slideWipe" smil:subtype="fromLeft" smil:dur="5.0s"/>
                </anim:par>
              </anim:par>
            </anim:par>
          </anim:seq>
        </anim:par>
      </draw:page>
      <presentation:settings presentation:transition-on-click="disabled" presentation:endless="tru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75in" svg:y="1.22743in" svg:width="8.5in" svg:height="2.61111in"/>
      <presentation:placeholder presentation:object="subtitle" svg:x="1.25in" svg:y="3.93924in" svg:width="7.5in" svg:height="1.81076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2" style:display-name="Title and Content">
      <presentation:placeholder presentation:object="title" svg:x="0.6875in" svg:y="0.39931in" svg:width="8.625in" svg:height="1.44965in"/>
      <presentation:placeholder presentation:object="object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3" style:display-name="Section Header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4" style:display-name="Two Content">
      <presentation:placeholder presentation:object="title" svg:x="0.6875in" svg:y="0.39931in" svg:width="8.625in" svg:height="1.44965in"/>
      <presentation:placeholder presentation:object="object" svg:x="0.6875in" svg:y="1.99653in" svg:width="4.25in" svg:height="4.75868in"/>
      <presentation:placeholder presentation:object="object" svg:x="5.0625in" svg:y="1.99653in" svg:width="4.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5" style:display-name="Comparison">
      <presentation:placeholder presentation:object="title" svg:x="0.6888in" svg:y="0.39931in" svg:width="8.625in" svg:height="1.44965in"/>
      <presentation:placeholder presentation:object="outline" svg:x="0.6888in" svg:y="1.83854in" svg:width="4.23047in" svg:height="0.90104in"/>
      <presentation:placeholder presentation:object="object" svg:x="0.6888in" svg:y="2.73958in" svg:width="4.23047in" svg:height="4.02951in"/>
      <presentation:placeholder presentation:object="outline" svg:x="5.0625in" svg:y="1.83854in" svg:width="4.2513in" svg:height="0.90104in"/>
      <presentation:placeholder presentation:object="object" svg:x="5.0625in" svg:y="2.73958in" svg:width="4.2513in" svg:height="4.02951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6" style:display-name="Title Only">
      <presentation:placeholder presentation:object="title" svg:x="0.6875in" svg:y="0.39931in" svg:width="8.625in" svg:height="1.44965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7" style:display-name="Blank"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8" style:display-name="Content with Caption">
      <presentation:placeholder presentation:object="title" svg:x="0.6888in" svg:y="0.5in" svg:width="3.22526in" svg:height="1.75in"/>
      <presentation:placeholder presentation:object="object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9" style:display-name="Picture with Caption">
      <presentation:placeholder presentation:object="title" svg:x="0.6888in" svg:y="0.5in" svg:width="3.22526in" svg:height="1.75in"/>
      <presentation:placeholder presentation:object="graphic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0" style:display-name="Title and Vertical Text">
      <presentation:placeholder presentation:object="title" svg:x="0.6875in" svg:y="0.39931in" svg:width="8.625in" svg:height="1.44965in"/>
      <presentation:placeholder presentation:object="outline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1" style:display-name="Vertical Title and Text">
      <presentation:placeholder presentation:object="title" svg:x="7.15625in" svg:y="0.39931in" svg:width="2.15625in" svg:height="6.3559in"/>
      <presentation:placeholder presentation:object="outline" svg:x="0.6875in" svg:y="0.39931in" svg:width="6.34375in" svg:height="6.3559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9">
      <style:drawing-page-properties draw:fill="solid" draw:fill-color="#262626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3" style:parent-style-name="Graphics">
      <style:graphic-properties draw:fill="none" draw:stroke="non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6875in" svg:y="0.39931in" svg:width="8.62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6875in" svg:y="1.99653in" svg:width="8.62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6875in" svg:y="6.95139in" svg:width="2.25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4/27/2024</text:date></text:span><text:span text:style-name="a24" text:class-names=""/></text:p>
        </draw:text-box>
        <svg:title/>
        <svg:desc/>
      </draw:frame>
      <draw:frame draw:id="id3" presentation:style-name="a29" draw:name="Footer Placeholder 4" svg:x="3.3125in" svg:y="6.95139in" svg:width="3.37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0625in" svg:y="6.95139in" svg:width="2.25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  <presentation:notes style:page-layout-name="pageLayout2" draw:style-name="a65">
        <draw:frame draw:id="id5" presentation:style-name="a36" draw:name="Header Placehold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4/27/2024</text:date></text:span><text:span text:style-name="a39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42" draw:name="Slide Image Placeholder 3">
          <svg:title/>
          <svg:desc/>
        </draw:page-thumbnail>
        <draw:frame draw:id="id8" presentation:style-name="a57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Click to 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" draw:name="Footer Placeholder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0" presentation:style-name="a64" draw:name="Slide Number Placeholder 6" svg:x="4.24826in" svg:y="9.49826in" svg:width="3.25in" svg:height="0.50174in" presentation:class="page-number" presentation:placeholder="false">
          <draw:text-box>
            <text:p text:style-name="a63" text:class-names="" text:cond-style-name=""><text:span text:style-name="a61" text:class-names=""><text:page-number style:num-format="1" text:fixed="false">‹#›</text:page-number></text:span><text:span text:style-name="a62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6">
      <draw:frame draw:id="id11" presentation:style-name="a70" draw:name="Title 1" svg:x="0.75in" svg:y="1.22743in" svg:width="8.5in" svg:height="2.61111in" presentation:class="title" presentation:placeholder="false">
        <draw:text-box>
          <text:p text:style-name="a69" text:class-names="" text:cond-style-name=""><text:span text:style-name="a67" text:class-names="">Click to edit Master title style</text:span><text:span text:style-name="a68" text:class-names=""/></text:p>
        </draw:text-box>
        <svg:title/>
        <svg:desc/>
      </draw:frame>
      <draw:frame draw:id="id12" presentation:style-name="a74" draw:name="Subtitle 2" svg:x="1.25in" svg:y="3.93924in" svg:width="7.5in" svg:height="1.81076in" presentation:class="subtitle" presentation:placeholder="false">
        <draw:text-box>
          <text:p text:style-name="a73" text:class-names="" text:cond-style-name=""><text:span text:style-name="a71" text:class-names="">Click to edit Master subtitle style</text:span><text:span text:style-name="a72" text:class-names=""/></text:p>
        </draw:text-box>
        <svg:title/>
        <svg:desc/>
      </draw:frame>
      <draw:frame draw:id="id13" presentation:style-name="a79" draw:name="Date Placeholder 3" svg:x="0.6875in" svg:y="6.95139in" svg:width="2.25in" svg:height="0.39931in" presentation:class="date-time" presentation:placeholder="false">
        <draw:text-box>
          <text:p text:style-name="a78" text:class-names="" text:cond-style-name=""><text:span text:style-name="a75" text:class-names=""><text:date text:fixed="false" style:data-style-name="a76">4/27/2024</text:date></text:span><text:span text:style-name="a77" text:class-names=""/></text:p>
        </draw:text-box>
        <svg:title/>
        <svg:desc/>
      </draw:frame>
      <draw:frame draw:id="id14" presentation:style-name="a82" draw:name="Footer Placeholder 4" svg:x="3.3125in" svg:y="6.95139in" svg:width="3.375in" svg:height="0.39931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5" presentation:style-name="a86" draw:name="Slide Number Placeholder 5" svg:x="7.0625in" svg:y="6.95139in" svg:width="2.25in" svg:height="0.39931in" presentation:class="page-number" presentation:placeholder="false">
        <draw:text-box>
          <text:p text:style-name="a85" text:class-names="" text:cond-style-name=""><text:span text:style-name="a83" text:class-names=""><text:page-number style:num-format="1" text:fixed="false">‹#›</text:page-number></text:span><text:span text:style-name="a84" text:class-names=""/></text:p>
        </draw:text-box>
        <svg:title/>
        <svg:desc/>
      </draw:frame>
      <presentation:notes style:page-layout-name="pageLayout2" draw:style-name="a118">
        <draw:frame draw:id="id5" presentation:style-name="a89" draw:name="Header Placeholder 1" svg:x="0in" svg:y="0in" svg:width="3.25in" svg:height="0.50174in" presentation:class="header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6" presentation:style-name="a94" draw:name="Date Placeholder 2" svg:x="4.24826in" svg:y="0in" svg:width="3.25in" svg:height="0.50174in" presentation:class="date-time" presentation:placeholder="false">
          <draw:text-box>
            <text:p text:style-name="a93" text:class-names="" text:cond-style-name=""><text:span text:style-name="a90" text:class-names=""><text:date text:fixed="false" style:data-style-name="a91">4/27/2024</text:date></text:span><text:span text:style-name="a92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95" draw:name="Slide Image Placeholder 3">
          <svg:title/>
          <svg:desc/>
        </draw:page-thumbnail>
        <draw:frame draw:id="id8" presentation:style-name="a110" draw:name="Notes Placeholder 4" svg:x="0.75in" svg:y="4.8125in" svg:width="6in" svg:height="3.9375in" presentation:class="notes" presentation:placeholder="false">
          <draw:text-box>
            <text:p text:style-name="a97" text:class-names="" text:cond-style-name=""><text:span text:style-name="a96" text:class-names="">Click to edit Master text styles</text:span></text:p>
            <text:list text:style-name="a100">
              <text:list-item>
                <text:list text:style-name="a100">
                  <text:list-item>
                    <text:p text:style-name="a99" text:class-names="" text:cond-style-name=""><text:span text:style-name="a98" text:class-names="">Second level</text:span></text:p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p text:style-name="a102" text:class-names="" text:cond-style-name=""><text:span text:style-name="a1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p text:style-name="a105" text:class-names="" text:cond-style-name=""><text:span text:style-name="a1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list text:style-name="a109">
                              <text:list-item>
                                <text:p text:style-name="a108" text:class-names="" text:cond-style-name=""><text:span text:style-name="a10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3" draw:name="Footer Placeholder 5" svg:x="0in" svg:y="9.49826in" svg:width="3.25in" svg:height="0.50174in" presentation:class="foot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10" presentation:style-name="a117" draw:name="Slide Number Placeholder 6" svg:x="4.24826in" svg:y="9.49826in" svg:width="3.25in" svg:height="0.50174in" presentation:class="page-number" presentation:placeholder="false">
          <draw:text-box>
            <text:p text:style-name="a116" text:class-names="" text:cond-style-name=""><text:span text:style-name="a114" text:class-names=""><text:page-number style:num-format="1" text:fixed="false">‹#›</text:page-number></text:span><text:span text:style-name="a115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9">
      <draw:frame draw:id="id16" presentation:style-name="a123" draw:name="Title 1" svg:x="0.6875in" svg:y="0.39931in" svg:width="8.625in" svg:height="1.44965in" presentation:class="title" presentation:placeholder="false">
        <draw:text-box>
          <text:p text:style-name="a122" text:class-names="" text:cond-style-name=""><text:span text:style-name="a120" text:class-names="">Click to edit Master title style</text:span><text:span text:style-name="a121" text:class-names=""/></text:p>
        </draw:text-box>
        <svg:title/>
        <svg:desc/>
      </draw:frame>
      <draw:frame draw:id="id17" presentation:style-name="a140" draw:name="Content Placeholder 2" svg:x="0.6875in" svg:y="1.99653in" svg:width="8.625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5" draw:name="Date Placeholder 3" svg:x="0.6875in" svg:y="6.95139in" svg:width="2.25in" svg:height="0.39931in" presentation:class="date-time" presentation:placeholder="false">
        <draw:text-box>
          <text:p text:style-name="a144" text:class-names="" text:cond-style-name=""><text:span text:style-name="a141" text:class-names=""><text:date text:fixed="false" style:data-style-name="a142">4/27/2024</text:date></text:span><text:span text:style-name="a143" text:class-names=""/></text:p>
        </draw:text-box>
        <svg:title/>
        <svg:desc/>
      </draw:frame>
      <draw:frame draw:id="id19" presentation:style-name="a148" draw:name="Footer Placeholder 4" svg:x="3.3125in" svg:y="6.95139in" svg:width="3.375in" svg:height="0.39931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draw:frame draw:id="id20" presentation:style-name="a152" draw:name="Slide Number Placeholder 5" svg:x="7.0625in" svg:y="6.95139in" svg:width="2.25in" svg:height="0.39931in" presentation:class="page-number" presentation:placeholder="false">
        <draw:text-box>
          <text:p text:style-name="a151" text:class-names="" text:cond-style-name=""><text:span text:style-name="a149" text:class-names=""><text:page-number style:num-format="1" text:fixed="false">‹#›</text:page-number></text:span><text:span text:style-name="a150" text:class-names=""/></text:p>
        </draw:text-box>
        <svg:title/>
        <svg:desc/>
      </draw:frame>
      <draw:frame draw:id="id21" draw:style-name="a153" draw:name="Graphic 6" svg:x="6.46824in" svg:y="0.38244in" svg:width="2.87426in" svg:height="1.416in" style:rel-width="scale" style:rel-height="scale">
        <draw:image xlink:href="media/image3.svg" xlink:type="simple" xlink:show="embed" xlink:actuate="onLoad"/>
        <svg:title/>
        <svg:desc/>
      </draw:frame>
      <draw:custom-shape svg:x="0in" svg:y="1.86583in" svg:width="10in" svg:height="5.63417in" draw:id="id22" draw:style-name="a156" draw:name="Rectangle 7">
        <svg:title/>
        <svg:desc/>
        <text:p text:style-name="a155" text:class-names="" text:cond-style-name=""><text:span text:style-name="a1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88">
        <draw:frame draw:id="id5" presentation:style-name="a159" draw:name="Header Placeholder 1" svg:x="0in" svg:y="0in" svg:width="3.25in" svg:height="0.50174in" presentation:class="head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6" presentation:style-name="a164" draw:name="Date Placeholder 2" svg:x="4.24826in" svg:y="0in" svg:width="3.25in" svg:height="0.50174in" presentation:class="date-time" presentation:placeholder="false">
          <draw:text-box>
            <text:p text:style-name="a163" text:class-names="" text:cond-style-name=""><text:span text:style-name="a160" text:class-names=""><text:date text:fixed="false" style:data-style-name="a161">4/27/2024</text:date></text:span><text:span text:style-name="a162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165" draw:name="Slide Image Placeholder 3">
          <svg:title/>
          <svg:desc/>
        </draw:page-thumbnail>
        <draw:frame draw:id="id8" presentation:style-name="a180" draw:name="Notes Placeholder 4" svg:x="0.75in" svg:y="4.8125in" svg:width="6in" svg:height="3.9375in" presentation:class="notes" presentation:placeholder="false">
          <draw:text-box>
            <text:p text:style-name="a167" text:class-names="" text:cond-style-name=""><text:span text:style-name="a166" text:class-names="">Click to edit Master text styles</text:span></text:p>
            <text:list text:style-name="a170">
              <text:list-item>
                <text:list text:style-name="a170">
                  <text:list-item>
                    <text:p text:style-name="a169" text:class-names="" text:cond-style-name=""><text:span text:style-name="a168" text:class-names="">Second level</text:span></text:p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p text:style-name="a172" text:class-names="" text:cond-style-name=""><text:span text:style-name="a17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6">
              <text:list-item>
                <text:list text:style-name="a176">
                  <text:list-item>
                    <text:list text:style-name="a176">
                      <text:list-item>
                        <text:list text:style-name="a176">
                          <text:list-item>
                            <text:p text:style-name="a175" text:class-names="" text:cond-style-name=""><text:span text:style-name="a17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9">
              <text:list-item>
                <text:list text:style-name="a179">
                  <text:list-item>
                    <text:list text:style-name="a179">
                      <text:list-item>
                        <text:list text:style-name="a179">
                          <text:list-item>
                            <text:list text:style-name="a179">
                              <text:list-item>
                                <text:p text:style-name="a178" text:class-names="" text:cond-style-name=""><text:span text:style-name="a17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3" draw:name="Footer Placeholder 5" svg:x="0in" svg:y="9.49826in" svg:width="3.25in" svg:height="0.50174in" presentation:class="footer" presentation:placeholder="false">
          <draw:text-box>
            <text:p text:style-name="a182" text:class-names="" text:cond-style-name=""><text:span text:style-name="a181" text:class-names=""/></text:p>
          </draw:text-box>
          <svg:title/>
          <svg:desc/>
        </draw:frame>
        <draw:frame draw:id="id10" presentation:style-name="a187" draw:name="Slide Number Placeholder 6" svg:x="4.24826in" svg:y="9.49826in" svg:width="3.25in" svg:height="0.50174in" presentation:class="page-number" presentation:placeholder="false">
          <draw:text-box>
            <text:p text:style-name="a186" text:class-names="" text:cond-style-name=""><text:span text:style-name="a184" text:class-names=""><text:page-number style:num-format="1" text:fixed="false">‹#›</text:page-number></text:span><text:span text:style-name="a185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9">
      <draw:frame draw:id="id23" presentation:style-name="a193" draw:name="Title 1" svg:x="0.68229in" svg:y="1.86979in" svg:width="8.625in" svg:height="3.11979in" presentation:class="title" presentation:placeholder="false">
        <draw:text-box>
          <text:p text:style-name="a192" text:class-names="" text:cond-style-name=""><text:span text:style-name="a190" text:class-names="">Click to edit Master title style</text:span><text:span text:style-name="a191" text:class-names=""/></text:p>
        </draw:text-box>
        <svg:title/>
        <svg:desc/>
      </draw:frame>
      <draw:frame draw:id="id24" presentation:style-name="a197" draw:name="Text Placeholder 2" svg:x="0.68229in" svg:y="5.0191in" svg:width="8.625in" svg:height="1.64062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Click to edit Master text styles</text:span></text:p>
            </text:list-item>
          </text:list>
        </draw:text-box>
        <svg:title/>
        <svg:desc/>
      </draw:frame>
      <draw:frame draw:id="id25" presentation:style-name="a202" draw:name="Date Placeholder 3" svg:x="0.6875in" svg:y="6.95139in" svg:width="2.25in" svg:height="0.39931in" presentation:class="date-time" presentation:placeholder="false">
        <draw:text-box>
          <text:p text:style-name="a201" text:class-names="" text:cond-style-name=""><text:span text:style-name="a198" text:class-names=""><text:date text:fixed="false" style:data-style-name="a199">4/27/2024</text:date></text:span><text:span text:style-name="a200" text:class-names=""/></text:p>
        </draw:text-box>
        <svg:title/>
        <svg:desc/>
      </draw:frame>
      <draw:frame draw:id="id26" presentation:style-name="a205" draw:name="Footer Placeholder 4" svg:x="3.3125in" svg:y="6.95139in" svg:width="3.37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27" presentation:style-name="a209" draw:name="Slide Number Placeholder 5" svg:x="7.0625in" svg:y="6.95139in" svg:width="2.25in" svg:height="0.39931in" presentation:class="page-number" presentation:placeholder="false">
        <draw:text-box>
          <text:p text:style-name="a208" text:class-names="" text:cond-style-name=""><text:span text:style-name="a206" text:class-names=""><text:page-number style:num-format="1" text:fixed="false">‹#›</text:page-number></text:span><text:span text:style-name="a207" text:class-names=""/></text:p>
        </draw:text-box>
        <svg:title/>
        <svg:desc/>
      </draw:frame>
      <presentation:notes style:page-layout-name="pageLayout2" draw:style-name="a241">
        <draw:frame draw:id="id5" presentation:style-name="a212" draw:name="Header Placeholder 1" svg:x="0in" svg:y="0in" svg:width="3.25in" svg:height="0.50174in" presentation:class="head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6" presentation:style-name="a217" draw:name="Date Placeholder 2" svg:x="4.24826in" svg:y="0in" svg:width="3.25in" svg:height="0.50174in" presentation:class="date-time" presentation:placeholder="false">
          <draw:text-box>
            <text:p text:style-name="a216" text:class-names="" text:cond-style-name=""><text:span text:style-name="a213" text:class-names=""><text:date text:fixed="false" style:data-style-name="a214">4/27/2024</text:date></text:span><text:span text:style-name="a215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218" draw:name="Slide Image Placeholder 3">
          <svg:title/>
          <svg:desc/>
        </draw:page-thumbnail>
        <draw:frame draw:id="id8" presentation:style-name="a233" draw:name="Notes Placeholder 4" svg:x="0.75in" svg:y="4.8125in" svg:width="6in" svg:height="3.9375in" presentation:class="notes" presentation:placeholder="false">
          <draw:text-box>
            <text:p text:style-name="a220" text:class-names="" text:cond-style-name=""><text:span text:style-name="a219" text:class-names="">Click to edit Master text styles</text:span></text:p>
            <text:list text:style-name="a223">
              <text:list-item>
                <text:list text:style-name="a223">
                  <text:list-item>
                    <text:p text:style-name="a222" text:class-names="" text:cond-style-name=""><text:span text:style-name="a221" text:class-names="">Second level</text:span></text:p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p text:style-name="a225" text:class-names="" text:cond-style-name=""><text:span text:style-name="a2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9">
              <text:list-item>
                <text:list text:style-name="a229">
                  <text:list-item>
                    <text:list text:style-name="a229">
                      <text:list-item>
                        <text:list text:style-name="a229">
                          <text:list-item>
                            <text:p text:style-name="a228" text:class-names="" text:cond-style-name=""><text:span text:style-name="a2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3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Footer Placeholder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Slide Number Placehold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>‹#›</text:page-number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2">
      <draw:frame draw:id="id28" presentation:style-name="a246" draw:name="Title 1" svg:x="0.6875in" svg:y="0.39931in" svg:width="8.625in" svg:height="1.44965in" presentation:class="title" presentation:placeholder="false">
        <draw:text-box>
          <text:p text:style-name="a245" text:class-names="" text:cond-style-name=""><text:span text:style-name="a243" text:class-names="">Click to edit Master title style</text:span><text:span text:style-name="a244" text:class-names=""/></text:p>
        </draw:text-box>
        <svg:title/>
        <svg:desc/>
      </draw:frame>
      <draw:frame draw:id="id29" presentation:style-name="a263" draw:name="Content Placeholder 2" svg:x="0.6875in" svg:y="1.99653in" svg:width="4.25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ck to edit Master text styles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ifth level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80" draw:name="Content Placeholder 3" svg:x="5.0625in" svg:y="1.99653in" svg:width="4.25in" svg:height="4.75868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ck to edit Master text styles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cond le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hird le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ifth le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85" draw:name="Date Placeholder 4" svg:x="0.6875in" svg:y="6.95139in" svg:width="2.25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>4/27/2024</text:date></text:span><text:span text:style-name="a283" text:class-names=""/></text:p>
        </draw:text-box>
        <svg:title/>
        <svg:desc/>
      </draw:frame>
      <draw:frame draw:id="id32" presentation:style-name="a288" draw:name="Footer Placeholder 5" svg:x="3.3125in" svg:y="6.95139in" svg:width="3.37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3" presentation:style-name="a292" draw:name="Slide Number Placeholder 6" svg:x="7.0625in" svg:y="6.95139in" svg:width="2.25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>‹#›</text:page-number></text:span><text:span text:style-name="a290" text:class-names=""/></text:p>
        </draw:text-box>
        <svg:title/>
        <svg:desc/>
      </draw:frame>
      <presentation:notes style:page-layout-name="pageLayout2" draw:style-name="a324">
        <draw:frame draw:id="id5" presentation:style-name="a295" draw:name="Header Placeholder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Date Placeholder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>4/27/2024</text:date></text:span><text:span text:style-name="a298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301" draw:name="Slide Image Placeholder 3">
          <svg:title/>
          <svg:desc/>
        </draw:page-thumbnail>
        <draw:frame draw:id="id8" presentation:style-name="a316" draw:name="Notes Placeholder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Click to edit Master text styles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Second level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5">
              <text:list-item>
                <text:list text:style-name="a315">
                  <text:list-item>
                    <text:list text:style-name="a315">
                      <text:list-item>
                        <text:list text:style-name="a315">
                          <text:list-item>
                            <text:list text:style-name="a315">
                              <text:list-item>
                                <text:p text:style-name="a314" text:class-names="" text:cond-style-name=""><text:span text:style-name="a31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9" draw:name="Footer Placeholder 5" svg:x="0in" svg:y="9.49826in" svg:width="3.25in" svg:height="0.50174in" presentation:class="footer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10" presentation:style-name="a323" draw:name="Slide Number Placeholder 6" svg:x="4.24826in" svg:y="9.49826in" svg:width="3.25in" svg:height="0.50174in" presentation:class="page-number" presentation:placeholder="false">
          <draw:text-box>
            <text:p text:style-name="a322" text:class-names="" text:cond-style-name=""><text:span text:style-name="a320" text:class-names=""><text:page-number style:num-format="1" text:fixed="false">‹#›</text:page-number></text:span><text:span text:style-name="a321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5">
      <draw:frame draw:id="id34" presentation:style-name="a329" draw:name="Title 1" svg:x="0.6888in" svg:y="0.39931in" svg:width="8.625in" svg:height="1.44965in" presentation:class="title" presentation:placeholder="false">
        <draw:text-box>
          <text:p text:style-name="a328" text:class-names="" text:cond-style-name=""><text:span text:style-name="a326" text:class-names="">Click to edit Master title style</text:span><text:span text:style-name="a327" text:class-names=""/></text:p>
        </draw:text-box>
        <svg:title/>
        <svg:desc/>
      </draw:frame>
      <draw:frame draw:id="id35" presentation:style-name="a333" draw:name="Text Placeholder 2" svg:x="0.6888in" svg:y="1.83854in" svg:width="4.23047in" svg:height="0.90104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>Click to edit Master text styles</text:span></text:p>
            </text:list-item>
          </text:list>
        </draw:text-box>
        <svg:title/>
        <svg:desc/>
      </draw:frame>
      <draw:frame draw:id="id36" presentation:style-name="a350" draw:name="Content Placeholder 3" svg:x="0.6888in" svg:y="2.73958in" svg:width="4.23047in" svg:height="4.02951in" presentation:class="object" presentation:placeholder="false">
        <draw:text-box>
          <text:list text:style-name="a336">
            <text:list-item>
              <text:p text:style-name="a335" text:class-names="" text:cond-style-name=""><text:span text:style-name="a334" text:class-names="">Click to edit Master text styles</text:span></text:p>
            </text:list-item>
          </text:list>
          <text:list text:style-name="a339">
            <text:list-item>
              <text:list text:style-name="a339">
                <text:list-item>
                  <text:p text:style-name="a338" text:class-names="" text:cond-style-name=""><text:span text:style-name="a337" text:class-names="">Second level</text:span></text:p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p text:style-name="a341" text:class-names="" text:cond-style-name=""><text:span text:style-name="a340" text:class-names="">Third level</text:span></text:p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p text:style-name="a344" text:class-names="" text:cond-style-name=""><text:span text:style-name="a3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list text:style-name="a349">
                        <text:list-item>
                          <text:list text:style-name="a349">
                            <text:list-item>
                              <text:p text:style-name="a348" text:class-names="" text:cond-style-name=""><text:span text:style-name="a346" text:class-names="">Fifth level</text:span><text:span text:style-name="a3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4" draw:name="Text Placeholder 4" svg:x="5.0625in" svg:y="1.83854in" svg:width="4.2513in" svg:height="0.90104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</draw:text-box>
        <svg:title/>
        <svg:desc/>
      </draw:frame>
      <draw:frame draw:id="id38" presentation:style-name="a371" draw:name="Content Placeholder 5" svg:x="5.0625in" svg:y="2.73958in" svg:width="4.2513in" svg:height="4.02951in" presentation:class="object" presentation:placeholder="false">
        <draw:text-box>
          <text:list text:style-name="a357">
            <text:list-item>
              <text:p text:style-name="a356" text:class-names="" text:cond-style-name=""><text:span text:style-name="a355" text:class-names="">Click to edit Master text styles</text:span></text:p>
            </text:list-item>
          </text:list>
          <text:list text:style-name="a360">
            <text:list-item>
              <text:list text:style-name="a360">
                <text:list-item>
                  <text:p text:style-name="a359" text:class-names="" text:cond-style-name=""><text:span text:style-name="a358" text:class-names="">Second level</text:span></text:p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p text:style-name="a362" text:class-names="" text:cond-style-name=""><text:span text:style-name="a361" text:class-names="">Third level</text:span></text:p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p text:style-name="a365" text:class-names="" text:cond-style-name=""><text:span text:style-name="a3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list text:style-name="a370">
                            <text:list-item>
                              <text:p text:style-name="a369" text:class-names="" text:cond-style-name=""><text:span text:style-name="a367" text:class-names="">Fifth level</text:span><text:span text:style-name="a3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76" draw:name="Date Placeholder 6" svg:x="0.6875in" svg:y="6.95139in" svg:width="2.25in" svg:height="0.39931in" presentation:class="date-time" presentation:placeholder="false">
        <draw:text-box>
          <text:p text:style-name="a375" text:class-names="" text:cond-style-name=""><text:span text:style-name="a372" text:class-names=""><text:date text:fixed="false" style:data-style-name="a373">4/27/2024</text:date></text:span><text:span text:style-name="a374" text:class-names=""/></text:p>
        </draw:text-box>
        <svg:title/>
        <svg:desc/>
      </draw:frame>
      <draw:frame draw:id="id40" presentation:style-name="a379" draw:name="Footer Placeholder 7" svg:x="3.3125in" svg:y="6.95139in" svg:width="3.375in" svg:height="0.39931in" presentation:class="footer" presentation:placeholder="false">
        <draw:text-box>
          <text:p text:style-name="a378" text:class-names="" text:cond-style-name=""><text:span text:style-name="a377" text:class-names=""/></text:p>
        </draw:text-box>
        <svg:title/>
        <svg:desc/>
      </draw:frame>
      <draw:frame draw:id="id41" presentation:style-name="a383" draw:name="Slide Number Placeholder 8" svg:x="7.0625in" svg:y="6.95139in" svg:width="2.25in" svg:height="0.39931in" presentation:class="page-number" presentation:placeholder="false">
        <draw:text-box>
          <text:p text:style-name="a382" text:class-names="" text:cond-style-name=""><text:span text:style-name="a380" text:class-names=""><text:page-number style:num-format="1" text:fixed="false">‹#›</text:page-number></text:span><text:span text:style-name="a381" text:class-names=""/></text:p>
        </draw:text-box>
        <svg:title/>
        <svg:desc/>
      </draw:frame>
      <presentation:notes style:page-layout-name="pageLayout2" draw:style-name="a415">
        <draw:frame draw:id="id5" presentation:style-name="a386" draw:name="Header Placeholder 1" svg:x="0in" svg:y="0in" svg:width="3.25in" svg:height="0.50174in" presentation:class="header" presentation:placeholder="false">
          <draw:text-box>
            <text:p text:style-name="a385" text:class-names="" text:cond-style-name=""><text:span text:style-name="a384" text:class-names=""/></text:p>
          </draw:text-box>
          <svg:title/>
          <svg:desc/>
        </draw:frame>
        <draw:frame draw:id="id6" presentation:style-name="a391" draw:name="Date Placeholder 2" svg:x="4.24826in" svg:y="0in" svg:width="3.25in" svg:height="0.50174in" presentation:class="date-time" presentation:placeholder="false">
          <draw:text-box>
            <text:p text:style-name="a390" text:class-names="" text:cond-style-name=""><text:span text:style-name="a387" text:class-names=""><text:date text:fixed="false" style:data-style-name="a388">4/27/2024</text:date></text:span><text:span text:style-name="a389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392" draw:name="Slide Image Placeholder 3">
          <svg:title/>
          <svg:desc/>
        </draw:page-thumbnail>
        <draw:frame draw:id="id8" presentation:style-name="a407" draw:name="Notes Placeholder 4" svg:x="0.75in" svg:y="4.8125in" svg:width="6in" svg:height="3.9375in" presentation:class="notes" presentation:placeholder="false">
          <draw:text-box>
            <text:p text:style-name="a394" text:class-names="" text:cond-style-name=""><text:span text:style-name="a393" text:class-names="">Click to edit Master text styles</text:span></text:p>
            <text:list text:style-name="a397">
              <text:list-item>
                <text:list text:style-name="a397">
                  <text:list-item>
                    <text:p text:style-name="a396" text:class-names="" text:cond-style-name=""><text:span text:style-name="a395" text:class-names="">Second level</text:span></text:p>
                  </text:list-item>
                </text:list>
              </text:list-item>
            </text:list>
            <text:list text:style-name="a400">
              <text:list-item>
                <text:list text:style-name="a400">
                  <text:list-item>
                    <text:list text:style-name="a400">
                      <text:list-item>
                        <text:p text:style-name="a399" text:class-names="" text:cond-style-name=""><text:span text:style-name="a3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3">
              <text:list-item>
                <text:list text:style-name="a403">
                  <text:list-item>
                    <text:list text:style-name="a403">
                      <text:list-item>
                        <text:list text:style-name="a403">
                          <text:list-item>
                            <text:p text:style-name="a402" text:class-names="" text:cond-style-name=""><text:span text:style-name="a4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6">
              <text:list-item>
                <text:list text:style-name="a406">
                  <text:list-item>
                    <text:list text:style-name="a406">
                      <text:list-item>
                        <text:list text:style-name="a406">
                          <text:list-item>
                            <text:list text:style-name="a406">
                              <text:list-item>
                                <text:p text:style-name="a405" text:class-names="" text:cond-style-name=""><text:span text:style-name="a4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0" draw:name="Footer Placeholder 5" svg:x="0in" svg:y="9.49826in" svg:width="3.25in" svg:height="0.50174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4" draw:name="Slide Number Placeholder 6" svg:x="4.24826in" svg:y="9.49826in" svg:width="3.25in" svg:height="0.50174in" presentation:class="page-number" presentation:placeholder="false">
          <draw:text-box>
            <text:p text:style-name="a413" text:class-names="" text:cond-style-name=""><text:span text:style-name="a411" text:class-names=""><text:page-number style:num-format="1" text:fixed="false">‹#›</text:page-number></text:span><text:span text:style-name="a412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6">
      <draw:frame draw:id="id42" presentation:style-name="a420" draw:name="Title 1" svg:x="0.6875in" svg:y="0.39931in" svg:width="8.625in" svg:height="1.44965in" presentation:class="title" presentation:placeholder="false">
        <draw:text-box>
          <text:p text:style-name="a419" text:class-names="" text:cond-style-name=""><text:span text:style-name="a417" text:class-names="">Click to edit Master title style</text:span><text:span text:style-name="a418" text:class-names=""/></text:p>
        </draw:text-box>
        <svg:title/>
        <svg:desc/>
      </draw:frame>
      <draw:frame draw:id="id43" presentation:style-name="a425" draw:name="Date Placeholder 2" svg:x="0.6875in" svg:y="6.95139in" svg:width="2.25in" svg:height="0.39931in" presentation:class="date-time" presentation:placeholder="false">
        <draw:text-box>
          <text:p text:style-name="a424" text:class-names="" text:cond-style-name=""><text:span text:style-name="a421" text:class-names=""><text:date text:fixed="false" style:data-style-name="a422">4/27/2024</text:date></text:span><text:span text:style-name="a423" text:class-names=""/></text:p>
        </draw:text-box>
        <svg:title/>
        <svg:desc/>
      </draw:frame>
      <draw:frame draw:id="id44" presentation:style-name="a428" draw:name="Footer Placeholder 3" svg:x="3.3125in" svg:y="6.95139in" svg:width="3.375in" svg:height="0.39931in" presentation:class="footer" presentation:placeholder="false">
        <draw:text-box>
          <text:p text:style-name="a427" text:class-names="" text:cond-style-name=""><text:span text:style-name="a426" text:class-names=""/></text:p>
        </draw:text-box>
        <svg:title/>
        <svg:desc/>
      </draw:frame>
      <draw:frame draw:id="id45" presentation:style-name="a432" draw:name="Slide Number Placeholder 4" svg:x="7.0625in" svg:y="6.95139in" svg:width="2.25in" svg:height="0.39931in" presentation:class="page-number" presentation:placeholder="false">
        <draw:text-box>
          <text:p text:style-name="a431" text:class-names="" text:cond-style-name=""><text:span text:style-name="a429" text:class-names=""><text:page-number style:num-format="1" text:fixed="false">‹#›</text:page-number></text:span><text:span text:style-name="a430" text:class-names=""/></text:p>
        </draw:text-box>
        <svg:title/>
        <svg:desc/>
      </draw:frame>
      <presentation:notes style:page-layout-name="pageLayout2" draw:style-name="a464">
        <draw:frame draw:id="id5" presentation:style-name="a435" draw:name="Header Placeholder 1" svg:x="0in" svg:y="0in" svg:width="3.25in" svg:height="0.50174in" presentation:class="head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6" presentation:style-name="a440" draw:name="Date Placeholder 2" svg:x="4.24826in" svg:y="0in" svg:width="3.25in" svg:height="0.50174in" presentation:class="date-time" presentation:placeholder="false">
          <draw:text-box>
            <text:p text:style-name="a439" text:class-names="" text:cond-style-name=""><text:span text:style-name="a436" text:class-names=""><text:date text:fixed="false" style:data-style-name="a437">4/27/2024</text:date></text:span><text:span text:style-name="a438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441" draw:name="Slide Image Placeholder 3">
          <svg:title/>
          <svg:desc/>
        </draw:page-thumbnail>
        <draw:frame draw:id="id8" presentation:style-name="a456" draw:name="Notes Placeholder 4" svg:x="0.75in" svg:y="4.8125in" svg:width="6in" svg:height="3.9375in" presentation:class="notes" presentation:placeholder="false">
          <draw:text-box>
            <text:p text:style-name="a443" text:class-names="" text:cond-style-name=""><text:span text:style-name="a442" text:class-names="">Click to edit Master text styles</text:span></text:p>
            <text:list text:style-name="a446">
              <text:list-item>
                <text:list text:style-name="a446">
                  <text:list-item>
                    <text:p text:style-name="a445" text:class-names="" text:cond-style-name=""><text:span text:style-name="a444" text:class-names="">Second level</text:span></text:p>
                  </text:list-item>
                </text:list>
              </text:list-item>
            </text:list>
            <text:list text:style-name="a449">
              <text:list-item>
                <text:list text:style-name="a449">
                  <text:list-item>
                    <text:list text:style-name="a449">
                      <text:list-item>
                        <text:p text:style-name="a448" text:class-names="" text:cond-style-name=""><text:span text:style-name="a4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list text:style-name="a452">
                      <text:list-item>
                        <text:list text:style-name="a452">
                          <text:list-item>
                            <text:p text:style-name="a451" text:class-names="" text:cond-style-name=""><text:span text:style-name="a4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list text:style-name="a455">
                      <text:list-item>
                        <text:list text:style-name="a455">
                          <text:list-item>
                            <text:list text:style-name="a455">
                              <text:list-item>
                                <text:p text:style-name="a454" text:class-names="" text:cond-style-name=""><text:span text:style-name="a45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9" draw:name="Footer Placeholder 5" svg:x="0in" svg:y="9.49826in" svg:width="3.25in" svg:height="0.50174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0" presentation:style-name="a463" draw:name="Slide Number Placeholder 6" svg:x="4.24826in" svg:y="9.49826in" svg:width="3.25in" svg:height="0.50174in" presentation:class="page-number" presentation:placeholder="false">
          <draw:text-box>
            <text:p text:style-name="a462" text:class-names="" text:cond-style-name=""><text:span text:style-name="a460" text:class-names=""><text:page-number style:num-format="1" text:fixed="false">‹#›</text:page-number></text:span><text:span text:style-name="a461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65">
      <draw:frame draw:id="id46" presentation:style-name="a470" draw:name="Date Placeholder 1" svg:x="0.6875in" svg:y="6.95139in" svg:width="2.25in" svg:height="0.39931in" presentation:class="date-time" presentation:placeholder="false">
        <draw:text-box>
          <text:p text:style-name="a469" text:class-names="" text:cond-style-name=""><text:span text:style-name="a466" text:class-names=""><text:date text:fixed="false" style:data-style-name="a467">4/27/2024</text:date></text:span><text:span text:style-name="a468" text:class-names=""/></text:p>
        </draw:text-box>
        <svg:title/>
        <svg:desc/>
      </draw:frame>
      <draw:frame draw:id="id47" presentation:style-name="a473" draw:name="Footer Placeholder 2" svg:x="3.3125in" svg:y="6.95139in" svg:width="3.375in" svg:height="0.39931in" presentation:class="footer" presentation:placeholder="false">
        <draw:text-box>
          <text:p text:style-name="a472" text:class-names="" text:cond-style-name=""><text:span text:style-name="a471" text:class-names=""/></text:p>
        </draw:text-box>
        <svg:title/>
        <svg:desc/>
      </draw:frame>
      <draw:frame draw:id="id48" presentation:style-name="a477" draw:name="Slide Number Placeholder 3" svg:x="7.0625in" svg:y="6.95139in" svg:width="2.25in" svg:height="0.39931in" presentation:class="page-number" presentation:placeholder="false">
        <draw:text-box>
          <text:p text:style-name="a476" text:class-names="" text:cond-style-name=""><text:span text:style-name="a474" text:class-names=""><text:page-number style:num-format="1" text:fixed="false">‹#›</text:page-number></text:span><text:span text:style-name="a475" text:class-names=""/></text:p>
        </draw:text-box>
        <svg:title/>
        <svg:desc/>
      </draw:frame>
      <presentation:notes style:page-layout-name="pageLayout2" draw:style-name="a509">
        <draw:frame draw:id="id5" presentation:style-name="a480" draw:name="Header Placeholder 1" svg:x="0in" svg:y="0in" svg:width="3.25in" svg:height="0.50174in" presentation:class="header" presentation:placeholder="false">
          <draw:text-box>
            <text:p text:style-name="a479" text:class-names="" text:cond-style-name=""><text:span text:style-name="a478" text:class-names=""/></text:p>
          </draw:text-box>
          <svg:title/>
          <svg:desc/>
        </draw:frame>
        <draw:frame draw:id="id6" presentation:style-name="a485" draw:name="Date Placeholder 2" svg:x="4.24826in" svg:y="0in" svg:width="3.25in" svg:height="0.50174in" presentation:class="date-time" presentation:placeholder="false">
          <draw:text-box>
            <text:p text:style-name="a484" text:class-names="" text:cond-style-name=""><text:span text:style-name="a481" text:class-names=""><text:date text:fixed="false" style:data-style-name="a482">4/27/2024</text:date></text:span><text:span text:style-name="a483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486" draw:name="Slide Image Placeholder 3">
          <svg:title/>
          <svg:desc/>
        </draw:page-thumbnail>
        <draw:frame draw:id="id8" presentation:style-name="a501" draw:name="Notes Placeholder 4" svg:x="0.75in" svg:y="4.8125in" svg:width="6in" svg:height="3.9375in" presentation:class="notes" presentation:placeholder="false">
          <draw:text-box>
            <text:p text:style-name="a488" text:class-names="" text:cond-style-name=""><text:span text:style-name="a487" text:class-names="">Click to edit Master text styles</text:span></text:p>
            <text:list text:style-name="a491">
              <text:list-item>
                <text:list text:style-name="a491">
                  <text:list-item>
                    <text:p text:style-name="a490" text:class-names="" text:cond-style-name=""><text:span text:style-name="a489" text:class-names="">Second level</text:span></text:p>
                  </text:list-item>
                </text:list>
              </text:list-item>
            </text:list>
            <text:list text:style-name="a494">
              <text:list-item>
                <text:list text:style-name="a494">
                  <text:list-item>
                    <text:list text:style-name="a494">
                      <text:list-item>
                        <text:p text:style-name="a493" text:class-names="" text:cond-style-name=""><text:span text:style-name="a4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list text:style-name="a497">
                          <text:list-item>
                            <text:p text:style-name="a496" text:class-names="" text:cond-style-name=""><text:span text:style-name="a4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list text:style-name="a500">
                              <text:list-item>
                                <text:p text:style-name="a499" text:class-names="" text:cond-style-name=""><text:span text:style-name="a4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4" draw:name="Footer Placeholder 5" svg:x="0in" svg:y="9.49826in" svg:width="3.25in" svg:height="0.50174in" presentation:class="footer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10" presentation:style-name="a508" draw:name="Slide Number Placeholder 6" svg:x="4.24826in" svg:y="9.49826in" svg:width="3.25in" svg:height="0.50174in" presentation:class="page-number" presentation:placeholder="false">
          <draw:text-box>
            <text:p text:style-name="a507" text:class-names="" text:cond-style-name=""><text:span text:style-name="a505" text:class-names=""><text:page-number style:num-format="1" text:fixed="false">‹#›</text:page-number></text:span><text:span text:style-name="a506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0">
      <draw:frame draw:id="id49" presentation:style-name="a514" draw:name="Title 1" svg:x="0.6888in" svg:y="0.5in" svg:width="3.22526in" svg:height="1.75in" presentation:class="title" presentation:placeholder="false">
        <draw:text-box>
          <text:p text:style-name="a513" text:class-names="" text:cond-style-name=""><text:span text:style-name="a511" text:class-names="">Click to edit Master title style</text:span><text:span text:style-name="a512" text:class-names=""/></text:p>
        </draw:text-box>
        <svg:title/>
        <svg:desc/>
      </draw:frame>
      <draw:frame draw:id="id50" presentation:style-name="a531" draw:name="Content Placeholder 2" svg:x="4.2513in" svg:y="1.07986in" svg:width="5.0625in" svg:height="5.32986in" presentation:class="object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  <text:list text:style-name="a520">
            <text:list-item>
              <text:list text:style-name="a520">
                <text:list-item>
                  <text:p text:style-name="a519" text:class-names="" text:cond-style-name=""><text:span text:style-name="a518" text:class-names="">Second level</text:span></text:p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p text:style-name="a522" text:class-names="" text:cond-style-name=""><text:span text:style-name="a521" text:class-names="">Third level</text:span></text:p>
                    </text:list-item>
                  </text:list>
                </text:list-item>
              </text:list>
            </text:list-item>
          </text:list>
          <text:list text:style-name="a526">
            <text:list-item>
              <text:list text:style-name="a526">
                <text:list-item>
                  <text:list text:style-name="a526">
                    <text:list-item>
                      <text:list text:style-name="a526">
                        <text:list-item>
                          <text:p text:style-name="a525" text:class-names="" text:cond-style-name=""><text:span text:style-name="a5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list text:style-name="a530">
                            <text:list-item>
                              <text:p text:style-name="a529" text:class-names="" text:cond-style-name=""><text:span text:style-name="a527" text:class-names="">Fifth level</text:span><text:span text:style-name="a5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535" draw:name="Text Placeholder 3" svg:x="0.6888in" svg:y="2.25in" svg:width="3.22526in" svg:height="4.1684in" presentation:class="outline" presentation:placeholder="false">
        <draw:text-box>
          <text:list text:style-name="a534">
            <text:list-item>
              <text:p text:style-name="a533" text:class-names="" text:cond-style-name=""><text:span text:style-name="a532" text:class-names="">Click to edit Master text styles</text:span></text:p>
            </text:list-item>
          </text:list>
        </draw:text-box>
        <svg:title/>
        <svg:desc/>
      </draw:frame>
      <draw:frame draw:id="id52" presentation:style-name="a540" draw:name="Date Placeholder 4" svg:x="0.6875in" svg:y="6.95139in" svg:width="2.25in" svg:height="0.39931in" presentation:class="date-time" presentation:placeholder="false">
        <draw:text-box>
          <text:p text:style-name="a539" text:class-names="" text:cond-style-name=""><text:span text:style-name="a536" text:class-names=""><text:date text:fixed="false" style:data-style-name="a537">4/27/2024</text:date></text:span><text:span text:style-name="a538" text:class-names=""/></text:p>
        </draw:text-box>
        <svg:title/>
        <svg:desc/>
      </draw:frame>
      <draw:frame draw:id="id53" presentation:style-name="a543" draw:name="Footer Placeholder 5" svg:x="3.3125in" svg:y="6.95139in" svg:width="3.375in" svg:height="0.39931in" presentation:class="footer" presentation:placeholder="false">
        <draw:text-box>
          <text:p text:style-name="a542" text:class-names="" text:cond-style-name=""><text:span text:style-name="a541" text:class-names=""/></text:p>
        </draw:text-box>
        <svg:title/>
        <svg:desc/>
      </draw:frame>
      <draw:frame draw:id="id54" presentation:style-name="a547" draw:name="Slide Number Placeholder 6" svg:x="7.0625in" svg:y="6.95139in" svg:width="2.25in" svg:height="0.39931in" presentation:class="page-number" presentation:placeholder="false">
        <draw:text-box>
          <text:p text:style-name="a546" text:class-names="" text:cond-style-name=""><text:span text:style-name="a544" text:class-names=""><text:page-number style:num-format="1" text:fixed="false">‹#›</text:page-number></text:span><text:span text:style-name="a545" text:class-names=""/></text:p>
        </draw:text-box>
        <svg:title/>
        <svg:desc/>
      </draw:frame>
      <presentation:notes style:page-layout-name="pageLayout2" draw:style-name="a579">
        <draw:frame draw:id="id5" presentation:style-name="a550" draw:name="Header Placeholder 1" svg:x="0in" svg:y="0in" svg:width="3.25in" svg:height="0.50174in" presentation:class="head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6" presentation:style-name="a555" draw:name="Date Placeholder 2" svg:x="4.24826in" svg:y="0in" svg:width="3.25in" svg:height="0.50174in" presentation:class="date-time" presentation:placeholder="false">
          <draw:text-box>
            <text:p text:style-name="a554" text:class-names="" text:cond-style-name=""><text:span text:style-name="a551" text:class-names=""><text:date text:fixed="false" style:data-style-name="a552">4/27/2024</text:date></text:span><text:span text:style-name="a553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556" draw:name="Slide Image Placeholder 3">
          <svg:title/>
          <svg:desc/>
        </draw:page-thumbnail>
        <draw:frame draw:id="id8" presentation:style-name="a571" draw:name="Notes Placeholder 4" svg:x="0.75in" svg:y="4.8125in" svg:width="6in" svg:height="3.9375in" presentation:class="notes" presentation:placeholder="false">
          <draw:text-box>
            <text:p text:style-name="a558" text:class-names="" text:cond-style-name=""><text:span text:style-name="a557" text:class-names="">Click to edit Master text styles</text:span></text:p>
            <text:list text:style-name="a561">
              <text:list-item>
                <text:list text:style-name="a561">
                  <text:list-item>
                    <text:p text:style-name="a560" text:class-names="" text:cond-style-name=""><text:span text:style-name="a559" text:class-names="">Second level</text:span></text:p>
                  </text:list-item>
                </text:list>
              </text:list-item>
            </text:list>
            <text:list text:style-name="a564">
              <text:list-item>
                <text:list text:style-name="a564">
                  <text:list-item>
                    <text:list text:style-name="a564">
                      <text:list-item>
                        <text:p text:style-name="a563" text:class-names="" text:cond-style-name=""><text:span text:style-name="a56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7">
              <text:list-item>
                <text:list text:style-name="a567">
                  <text:list-item>
                    <text:list text:style-name="a567">
                      <text:list-item>
                        <text:list text:style-name="a567">
                          <text:list-item>
                            <text:p text:style-name="a566" text:class-names="" text:cond-style-name=""><text:span text:style-name="a56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list text:style-name="a570">
                      <text:list-item>
                        <text:list text:style-name="a570">
                          <text:list-item>
                            <text:list text:style-name="a570">
                              <text:list-item>
                                <text:p text:style-name="a569" text:class-names="" text:cond-style-name=""><text:span text:style-name="a56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4" draw:name="Footer Placeholder 5" svg:x="0in" svg:y="9.49826in" svg:width="3.25in" svg:height="0.50174in" presentation:class="footer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10" presentation:style-name="a578" draw:name="Slide Number Placeholder 6" svg:x="4.24826in" svg:y="9.49826in" svg:width="3.25in" svg:height="0.50174in" presentation:class="page-number" presentation:placeholder="false">
          <draw:text-box>
            <text:p text:style-name="a577" text:class-names="" text:cond-style-name=""><text:span text:style-name="a575" text:class-names=""><text:page-number style:num-format="1" text:fixed="false">‹#›</text:page-number></text:span><text:span text:style-name="a576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0">
      <draw:frame draw:id="id55" presentation:style-name="a584" draw:name="Title 1" svg:x="0.6888in" svg:y="0.5in" svg:width="3.22526in" svg:height="1.75in" presentation:class="title" presentation:placeholder="false">
        <draw:text-box>
          <text:p text:style-name="a583" text:class-names="" text:cond-style-name=""><text:span text:style-name="a581" text:class-names="">Click to edit Master title style</text:span><text:span text:style-name="a582" text:class-names=""/></text:p>
        </draw:text-box>
        <svg:title/>
        <svg:desc/>
      </draw:frame>
      <draw:frame draw:id="id56" presentation:style-name="a588" draw:name="Picture Placeholder 2" svg:x="4.2513in" svg:y="1.07986in" svg:width="5.0625in" svg:height="5.32986in" presentation:class="graphic" presentation:placeholder="false">
        <draw:text-box>
          <text:p text:style-name="a587" text:class-names="" text:cond-style-name=""><text:span text:style-name="a585" text:class-names="">Click icon to add picture</text:span><text:span text:style-name="a586" text:class-names=""/></text:p>
        </draw:text-box>
        <svg:title/>
        <svg:desc/>
      </draw:frame>
      <draw:frame draw:id="id57" presentation:style-name="a592" draw:name="Text Placeholder 3" svg:x="0.6888in" svg:y="2.25in" svg:width="3.22526in" svg:height="4.1684in" presentation:class="outline" presentation:placeholder="false">
        <draw:text-box>
          <text:list text:style-name="a591">
            <text:list-item>
              <text:p text:style-name="a590" text:class-names="" text:cond-style-name=""><text:span text:style-name="a589" text:class-names="">Click to edit Master text styles</text:span></text:p>
            </text:list-item>
          </text:list>
        </draw:text-box>
        <svg:title/>
        <svg:desc/>
      </draw:frame>
      <draw:frame draw:id="id58" presentation:style-name="a597" draw:name="Date Placeholder 4" svg:x="0.6875in" svg:y="6.95139in" svg:width="2.25in" svg:height="0.39931in" presentation:class="date-time" presentation:placeholder="false">
        <draw:text-box>
          <text:p text:style-name="a596" text:class-names="" text:cond-style-name=""><text:span text:style-name="a593" text:class-names=""><text:date text:fixed="false" style:data-style-name="a594">4/27/2024</text:date></text:span><text:span text:style-name="a595" text:class-names=""/></text:p>
        </draw:text-box>
        <svg:title/>
        <svg:desc/>
      </draw:frame>
      <draw:frame draw:id="id59" presentation:style-name="a600" draw:name="Footer Placeholder 5" svg:x="3.3125in" svg:y="6.95139in" svg:width="3.375in" svg:height="0.39931in" presentation:class="footer" presentation:placeholder="false">
        <draw:text-box>
          <text:p text:style-name="a599" text:class-names="" text:cond-style-name=""><text:span text:style-name="a598" text:class-names=""/></text:p>
        </draw:text-box>
        <svg:title/>
        <svg:desc/>
      </draw:frame>
      <draw:frame draw:id="id60" presentation:style-name="a604" draw:name="Slide Number Placeholder 6" svg:x="7.0625in" svg:y="6.95139in" svg:width="2.25in" svg:height="0.39931in" presentation:class="page-number" presentation:placeholder="false">
        <draw:text-box>
          <text:p text:style-name="a603" text:class-names="" text:cond-style-name=""><text:span text:style-name="a601" text:class-names=""><text:page-number style:num-format="1" text:fixed="false">‹#›</text:page-number></text:span><text:span text:style-name="a602" text:class-names=""/></text:p>
        </draw:text-box>
        <svg:title/>
        <svg:desc/>
      </draw:frame>
      <presentation:notes style:page-layout-name="pageLayout2" draw:style-name="a636">
        <draw:frame draw:id="id5" presentation:style-name="a607" draw:name="Header Placeholder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2" draw:name="Date Placeholder 2" svg:x="4.24826in" svg:y="0in" svg:width="3.25in" svg:height="0.50174in" presentation:class="date-time" presentation:placeholder="false">
          <draw:text-box>
            <text:p text:style-name="a611" text:class-names="" text:cond-style-name=""><text:span text:style-name="a608" text:class-names=""><text:date text:fixed="false" style:data-style-name="a609">4/27/2024</text:date></text:span><text:span text:style-name="a610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613" draw:name="Slide Image Placeholder 3">
          <svg:title/>
          <svg:desc/>
        </draw:page-thumbnail>
        <draw:frame draw:id="id8" presentation:style-name="a628" draw:name="Notes Placeholder 4" svg:x="0.75in" svg:y="4.8125in" svg:width="6in" svg:height="3.9375in" presentation:class="notes" presentation:placeholder="false">
          <draw:text-box>
            <text:p text:style-name="a615" text:class-names="" text:cond-style-name=""><text:span text:style-name="a614" text:class-names="">Click to edit Master text styles</text:span></text:p>
            <text:list text:style-name="a618">
              <text:list-item>
                <text:list text:style-name="a618">
                  <text:list-item>
                    <text:p text:style-name="a617" text:class-names="" text:cond-style-name=""><text:span text:style-name="a616" text:class-names="">Second level</text:span></text:p>
                  </text:list-item>
                </text:list>
              </text:list-item>
            </text:list>
            <text:list text:style-name="a621">
              <text:list-item>
                <text:list text:style-name="a621">
                  <text:list-item>
                    <text:list text:style-name="a621">
                      <text:list-item>
                        <text:p text:style-name="a620" text:class-names="" text:cond-style-name=""><text:span text:style-name="a6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4">
              <text:list-item>
                <text:list text:style-name="a624">
                  <text:list-item>
                    <text:list text:style-name="a624">
                      <text:list-item>
                        <text:list text:style-name="a624">
                          <text:list-item>
                            <text:p text:style-name="a623" text:class-names="" text:cond-style-name=""><text:span text:style-name="a6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7">
              <text:list-item>
                <text:list text:style-name="a627">
                  <text:list-item>
                    <text:list text:style-name="a627">
                      <text:list-item>
                        <text:list text:style-name="a627">
                          <text:list-item>
                            <text:list text:style-name="a627">
                              <text:list-item>
                                <text:p text:style-name="a626" text:class-names="" text:cond-style-name=""><text:span text:style-name="a62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1" draw:name="Footer Placeholder 5" svg:x="0in" svg:y="9.49826in" svg:width="3.25in" svg:height="0.50174in" presentation:class="footer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  <draw:frame draw:id="id10" presentation:style-name="a635" draw:name="Slide Number Placeholder 6" svg:x="4.24826in" svg:y="9.49826in" svg:width="3.25in" svg:height="0.50174in" presentation:class="page-number" presentation:placeholder="false">
          <draw:text-box>
            <text:p text:style-name="a634" text:class-names="" text:cond-style-name=""><text:span text:style-name="a632" text:class-names=""><text:page-number style:num-format="1" text:fixed="false">‹#›</text:page-number></text:span><text:span text:style-name="a633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37">
      <draw:frame draw:id="id61" presentation:style-name="a641" draw:name="Title 1" svg:x="0.6875in" svg:y="0.39931in" svg:width="8.625in" svg:height="1.44965in" presentation:class="title" presentation:placeholder="false">
        <draw:text-box>
          <text:p text:style-name="a640" text:class-names="" text:cond-style-name=""><text:span text:style-name="a638" text:class-names="">Click to edit Master title style</text:span><text:span text:style-name="a639" text:class-names=""/></text:p>
        </draw:text-box>
        <svg:title/>
        <svg:desc/>
      </draw:frame>
      <draw:frame draw:id="id62" presentation:style-name="a658" draw:name="Vertical Text Placeholder 2" svg:x="0.6875in" svg:y="1.99653in" svg:width="8.625in" svg:height="4.75868in" presentation:class="outline" presentation:placeholder="false">
        <draw:text-box>
          <text:list text:style-name="a644">
            <text:list-item>
              <text:p text:style-name="a643" text:class-names="" text:cond-style-name=""><text:span text:style-name="a642" text:class-names="">Click to edit Master text styles</text:span></text:p>
            </text:list-item>
          </text:list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Second level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Third level</text:span></text:p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p text:style-name="a652" text:class-names="" text:cond-style-name=""><text:span text:style-name="a6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list text:style-name="a657">
                        <text:list-item>
                          <text:list text:style-name="a657">
                            <text:list-item>
                              <text:p text:style-name="a656" text:class-names="" text:cond-style-name=""><text:span text:style-name="a654" text:class-names="">Fifth level</text:span><text:span text:style-name="a6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663" draw:name="Date Placeholder 3" svg:x="0.6875in" svg:y="6.95139in" svg:width="2.25in" svg:height="0.39931in" presentation:class="date-time" presentation:placeholder="false">
        <draw:text-box>
          <text:p text:style-name="a662" text:class-names="" text:cond-style-name=""><text:span text:style-name="a659" text:class-names=""><text:date text:fixed="false" style:data-style-name="a660">4/27/2024</text:date></text:span><text:span text:style-name="a661" text:class-names=""/></text:p>
        </draw:text-box>
        <svg:title/>
        <svg:desc/>
      </draw:frame>
      <draw:frame draw:id="id64" presentation:style-name="a666" draw:name="Footer Placeholder 4" svg:x="3.3125in" svg:y="6.95139in" svg:width="3.375in" svg:height="0.39931in" presentation:class="footer" presentation:placeholder="false">
        <draw:text-box>
          <text:p text:style-name="a665" text:class-names="" text:cond-style-name=""><text:span text:style-name="a664" text:class-names=""/></text:p>
        </draw:text-box>
        <svg:title/>
        <svg:desc/>
      </draw:frame>
      <draw:frame draw:id="id65" presentation:style-name="a670" draw:name="Slide Number Placeholder 5" svg:x="7.0625in" svg:y="6.95139in" svg:width="2.25in" svg:height="0.39931in" presentation:class="page-number" presentation:placeholder="false">
        <draw:text-box>
          <text:p text:style-name="a669" text:class-names="" text:cond-style-name=""><text:span text:style-name="a667" text:class-names=""><text:page-number style:num-format="1" text:fixed="false">‹#›</text:page-number></text:span><text:span text:style-name="a668" text:class-names=""/></text:p>
        </draw:text-box>
        <svg:title/>
        <svg:desc/>
      </draw:frame>
      <presentation:notes style:page-layout-name="pageLayout2" draw:style-name="a702">
        <draw:frame draw:id="id5" presentation:style-name="a673" draw:name="Header Placeholder 1" svg:x="0in" svg:y="0in" svg:width="3.25in" svg:height="0.50174in" presentation:class="header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6" presentation:style-name="a678" draw:name="Date Placeholder 2" svg:x="4.24826in" svg:y="0in" svg:width="3.25in" svg:height="0.50174in" presentation:class="date-time" presentation:placeholder="false">
          <draw:text-box>
            <text:p text:style-name="a677" text:class-names="" text:cond-style-name=""><text:span text:style-name="a674" text:class-names=""><text:date text:fixed="false" style:data-style-name="a675">4/27/2024</text:date></text:span><text:span text:style-name="a676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679" draw:name="Slide Image Placeholder 3">
          <svg:title/>
          <svg:desc/>
        </draw:page-thumbnail>
        <draw:frame draw:id="id8" presentation:style-name="a694" draw:name="Notes Placeholder 4" svg:x="0.75in" svg:y="4.8125in" svg:width="6in" svg:height="3.9375in" presentation:class="notes" presentation:placeholder="false">
          <draw:text-box>
            <text:p text:style-name="a681" text:class-names="" text:cond-style-name=""><text:span text:style-name="a680" text:class-names="">Click to edit Master text styles</text:span></text:p>
            <text:list text:style-name="a684">
              <text:list-item>
                <text:list text:style-name="a684">
                  <text:list-item>
                    <text:p text:style-name="a683" text:class-names="" text:cond-style-name=""><text:span text:style-name="a682" text:class-names="">Second level</text:span></text:p>
                  </text:list-item>
                </text:list>
              </text:list-item>
            </text:list>
            <text:list text:style-name="a687">
              <text:list-item>
                <text:list text:style-name="a687">
                  <text:list-item>
                    <text:list text:style-name="a687">
                      <text:list-item>
                        <text:p text:style-name="a686" text:class-names="" text:cond-style-name=""><text:span text:style-name="a68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0">
              <text:list-item>
                <text:list text:style-name="a690">
                  <text:list-item>
                    <text:list text:style-name="a690">
                      <text:list-item>
                        <text:list text:style-name="a690">
                          <text:list-item>
                            <text:p text:style-name="a689" text:class-names="" text:cond-style-name=""><text:span text:style-name="a68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3">
              <text:list-item>
                <text:list text:style-name="a693">
                  <text:list-item>
                    <text:list text:style-name="a693">
                      <text:list-item>
                        <text:list text:style-name="a693">
                          <text:list-item>
                            <text:list text:style-name="a693">
                              <text:list-item>
                                <text:p text:style-name="a692" text:class-names="" text:cond-style-name=""><text:span text:style-name="a69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7" draw:name="Footer Placeholder 5" svg:x="0in" svg:y="9.49826in" svg:width="3.25in" svg:height="0.50174in" presentation:class="footer" presentation:placeholder="false">
          <draw:text-box>
            <text:p text:style-name="a696" text:class-names="" text:cond-style-name=""><text:span text:style-name="a695" text:class-names=""/></text:p>
          </draw:text-box>
          <svg:title/>
          <svg:desc/>
        </draw:frame>
        <draw:frame draw:id="id10" presentation:style-name="a701" draw:name="Slide Number Placeholder 6" svg:x="4.24826in" svg:y="9.49826in" svg:width="3.25in" svg:height="0.50174in" presentation:class="page-number" presentation:placeholder="false">
          <draw:text-box>
            <text:p text:style-name="a700" text:class-names="" text:cond-style-name=""><text:span text:style-name="a698" text:class-names=""><text:page-number style:num-format="1" text:fixed="false">‹#›</text:page-number></text:span><text:span text:style-name="a699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03">
      <draw:frame draw:id="id66" presentation:style-name="a707" draw:name="Vertical Title 1" svg:x="7.15625in" svg:y="0.39931in" svg:width="2.15625in" svg:height="6.3559in" presentation:class="title" presentation:placeholder="false">
        <draw:text-box>
          <text:p text:style-name="a706" text:class-names="" text:cond-style-name=""><text:span text:style-name="a704" text:class-names="">Click to edit Master title style</text:span><text:span text:style-name="a705" text:class-names=""/></text:p>
        </draw:text-box>
        <svg:title/>
        <svg:desc/>
      </draw:frame>
      <draw:frame draw:id="id67" presentation:style-name="a724" draw:name="Vertical Text Placeholder 2" svg:x="0.6875in" svg:y="0.39931in" svg:width="6.34375in" svg:height="6.3559in" presentation:class="outline" presentation:placeholder="false">
        <draw:text-box>
          <text:list text:style-name="a710">
            <text:list-item>
              <text:p text:style-name="a709" text:class-names="" text:cond-style-name=""><text:span text:style-name="a708" text:class-names="">Click to edit Master text styles</text:span></text:p>
            </text:list-item>
          </text:list>
          <text:list text:style-name="a713">
            <text:list-item>
              <text:list text:style-name="a713">
                <text:list-item>
                  <text:p text:style-name="a712" text:class-names="" text:cond-style-name=""><text:span text:style-name="a711" text:class-names="">Second level</text:span></text:p>
                </text:list-item>
              </text:list>
            </text:list-item>
          </text:list>
          <text:list text:style-name="a716">
            <text:list-item>
              <text:list text:style-name="a716">
                <text:list-item>
                  <text:list text:style-name="a716">
                    <text:list-item>
                      <text:p text:style-name="a715" text:class-names="" text:cond-style-name=""><text:span text:style-name="a714" text:class-names="">Third level</text:span></text:p>
                    </text:list-item>
                  </text:list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list text:style-name="a719">
                        <text:list-item>
                          <text:p text:style-name="a718" text:class-names="" text:cond-style-name=""><text:span text:style-name="a7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list text:style-name="a723">
                        <text:list-item>
                          <text:list text:style-name="a723">
                            <text:list-item>
                              <text:p text:style-name="a722" text:class-names="" text:cond-style-name=""><text:span text:style-name="a720" text:class-names="">Fifth level</text:span><text:span text:style-name="a7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729" draw:name="Date Placeholder 3" svg:x="0.6875in" svg:y="6.95139in" svg:width="2.25in" svg:height="0.39931in" presentation:class="date-time" presentation:placeholder="false">
        <draw:text-box>
          <text:p text:style-name="a728" text:class-names="" text:cond-style-name=""><text:span text:style-name="a725" text:class-names=""><text:date text:fixed="false" style:data-style-name="a726">4/27/2024</text:date></text:span><text:span text:style-name="a727" text:class-names=""/></text:p>
        </draw:text-box>
        <svg:title/>
        <svg:desc/>
      </draw:frame>
      <draw:frame draw:id="id69" presentation:style-name="a732" draw:name="Footer Placeholder 4" svg:x="3.3125in" svg:y="6.95139in" svg:width="3.375in" svg:height="0.39931in" presentation:class="footer" presentation:placeholder="false">
        <draw:text-box>
          <text:p text:style-name="a731" text:class-names="" text:cond-style-name=""><text:span text:style-name="a730" text:class-names=""/></text:p>
        </draw:text-box>
        <svg:title/>
        <svg:desc/>
      </draw:frame>
      <draw:frame draw:id="id70" presentation:style-name="a736" draw:name="Slide Number Placeholder 5" svg:x="7.0625in" svg:y="6.95139in" svg:width="2.25in" svg:height="0.39931in" presentation:class="page-number" presentation:placeholder="false">
        <draw:text-box>
          <text:p text:style-name="a735" text:class-names="" text:cond-style-name=""><text:span text:style-name="a733" text:class-names=""><text:page-number style:num-format="1" text:fixed="false">‹#›</text:page-number></text:span><text:span text:style-name="a734" text:class-names=""/></text:p>
        </draw:text-box>
        <svg:title/>
        <svg:desc/>
      </draw:frame>
      <presentation:notes style:page-layout-name="pageLayout2" draw:style-name="a768">
        <draw:frame draw:id="id5" presentation:style-name="a739" draw:name="Header Placeholder 1" svg:x="0in" svg:y="0in" svg:width="3.25in" svg:height="0.50174in" presentation:class="header" presentation:placeholder="false">
          <draw:text-box>
            <text:p text:style-name="a738" text:class-names="" text:cond-style-name=""><text:span text:style-name="a737" text:class-names=""/></text:p>
          </draw:text-box>
          <svg:title/>
          <svg:desc/>
        </draw:frame>
        <draw:frame draw:id="id6" presentation:style-name="a744" draw:name="Date Placeholder 2" svg:x="4.24826in" svg:y="0in" svg:width="3.25in" svg:height="0.50174in" presentation:class="date-time" presentation:placeholder="false">
          <draw:text-box>
            <text:p text:style-name="a743" text:class-names="" text:cond-style-name=""><text:span text:style-name="a740" text:class-names=""><text:date text:fixed="false" style:data-style-name="a741">4/27/2024</text:date></text:span><text:span text:style-name="a742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745" draw:name="Slide Image Placeholder 3">
          <svg:title/>
          <svg:desc/>
        </draw:page-thumbnail>
        <draw:frame draw:id="id8" presentation:style-name="a760" draw:name="Notes Placeholder 4" svg:x="0.75in" svg:y="4.8125in" svg:width="6in" svg:height="3.9375in" presentation:class="notes" presentation:placeholder="false">
          <draw:text-box>
            <text:p text:style-name="a747" text:class-names="" text:cond-style-name=""><text:span text:style-name="a746" text:class-names="">Click to edit Master text styles</text:span></text:p>
            <text:list text:style-name="a750">
              <text:list-item>
                <text:list text:style-name="a750">
                  <text:list-item>
                    <text:p text:style-name="a749" text:class-names="" text:cond-style-name=""><text:span text:style-name="a748" text:class-names="">Second level</text:span></text:p>
                  </text:list-item>
                </text:list>
              </text:list-item>
            </text:list>
            <text:list text:style-name="a753">
              <text:list-item>
                <text:list text:style-name="a753">
                  <text:list-item>
                    <text:list text:style-name="a753">
                      <text:list-item>
                        <text:p text:style-name="a752" text:class-names="" text:cond-style-name=""><text:span text:style-name="a7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6">
              <text:list-item>
                <text:list text:style-name="a756">
                  <text:list-item>
                    <text:list text:style-name="a756">
                      <text:list-item>
                        <text:list text:style-name="a756">
                          <text:list-item>
                            <text:p text:style-name="a755" text:class-names="" text:cond-style-name=""><text:span text:style-name="a7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list text:style-name="a759">
                          <text:list-item>
                            <text:list text:style-name="a759">
                              <text:list-item>
                                <text:p text:style-name="a758" text:class-names="" text:cond-style-name=""><text:span text:style-name="a75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3" draw:name="Footer Placeholder 5" svg:x="0in" svg:y="9.49826in" svg:width="3.25in" svg:height="0.50174in" presentation:class="footer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10" presentation:style-name="a767" draw:name="Slide Number Placeholder 6" svg:x="4.24826in" svg:y="9.49826in" svg:width="3.25in" svg:height="0.50174in" presentation:class="page-number" presentation:placeholder="false">
          <draw:text-box>
            <text:p text:style-name="a766" text:class-names="" text:cond-style-name=""><text:span text:style-name="a764" text:class-names=""><text:page-number style:num-format="1" text:fixed="false">‹#›</text:page-number></text:span><text:span text:style-name="a765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Mein Projekt</dc:title>
    <meta:initial-creator>Maleterre, Gregory</meta:initial-creator>
    <dc:creator>Maleterre, Gregory</dc:creator>
    <meta:creation-date>2024-04-29T07:12:38Z</meta:creation-date>
    <dc:date>2024-04-29T07:16:56Z</dc:date>
    <meta:template xlink:href="autoslide43" xlink:type="simple"/>
    <meta:editing-cycles>1</meta:editing-cycles>
    <meta:editing-duration>PT0S</meta:editing-duration>
    <meta:document-statistic meta:paragraph-count="37" meta:word-count="66"/>
  </office:meta>
</office:document-meta>
</file>